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 Narrow3" svg:font-family="'Arial Narrow'"/>
    <style:font-face style:name="Arial Narrow Bold" svg:font-family="'Arial Narrow Bold'"/>
    <style:font-face style:name="Calibri2" svg:font-family="Calibri"/>
    <style:font-face style:name="Calibri Bold" svg:font-family="'Calibri Bold'"/>
    <style:font-face style:name="Calibri Italic1" svg:font-family="'Calibri Italic'"/>
    <style:font-face style:name="Courier New1" svg:font-family="'Courier New'"/>
    <style:font-face style:name="Courier New Bold" svg:font-family="'Courier New Bold'"/>
    <style:font-face style:name="Helvetica1" svg:font-family="Helvetica"/>
    <style:font-face style:name="Monaco" svg:font-family="Monaco"/>
    <style:font-face style:name="ＭＳ ゴシック1" svg:font-family="'ＭＳ ゴシック'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Arial Narrow2" svg:font-family="'Arial Narrow'" style:font-pitch="variable"/>
    <style:font-face style:name="Arial Narrow Bold1" svg:font-family="'Arial Narrow Bold'" style:font-pitch="variable"/>
    <style:font-face style:name="Calibri3" svg:font-family="Calibri" style:font-pitch="variable"/>
    <style:font-face style:name="Calibri Bold1" svg:font-family="'Calibri Bold'" style:font-pitch="variable"/>
    <style:font-face style:name="Calibri Italic" svg:font-family="'Calibri Italic'" style:font-pitch="variable"/>
    <style:font-face style:name="Courier New" svg:font-family="'Courier New'" style:font-pitch="variable"/>
    <style:font-face style:name="Courier New Bold1" svg:font-family="'Courier New Bold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onaco1" svg:font-family="Monaco" style:font-pitch="variable"/>
    <style:font-face style:name="Noto Sans CJK JP Regular1" svg:font-family="'Noto Sans CJK JP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3300" draw:stroke-linejoin="round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" style:family="graphic" style:parent-style-name="standard">
      <style:graphic-properties draw:stroke="solid" svg:stroke-width="0.053cm" svg:stroke-color="#003300" draw:stroke-linejoin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53cm" draw:stroke-linejoin="miter" draw:fill="none" draw:textarea-vertical-align="top" draw:auto-grow-height="false" draw:fit-to-size="false" style:shrink-to-fit="false" fo:min-height="0cm" fo:min-width="0cm" fo:padding-top="0.141cm" fo:padding-bottom="0.141cm" fo:padding-left="0.141cm" fo:padding-right="0.127cm" fo:wrap-option="wrap"/>
      <style:paragraph-properties style:writing-mode="lr-tb"/>
    </style:style>
    <style:style style:name="gr5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66" draw:stroke-linejoin="miter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.071cm" draw:stroke-linejoin="miter" draw:fill="none" draw:textarea-vertical-align="top" draw:auto-grow-height="false" draw:fit-to-size="false" style:shrink-to-fit="false" fo:min-height="0cm" fo:min-width="0cm" fo:padding-top="0.141cm" fo:padding-bottom="0.141cm" fo:padding-left="0.141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53cm" draw:stroke-linejoin="miter" draw:fill="solid" draw:fill-color="#ffff99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27cm" fo:wrap-option="no-wrap"/>
      <style:paragraph-properties style:writing-mode="lr-tb"/>
    </style:style>
    <style:style style:name="gr11" style:family="graphic" style:parent-style-name="standard">
      <style:graphic-properties draw:stroke="none" svg:stroke-width="0.071cm" draw:stroke-linejoin="miter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071cm" fo:padding-bottom="0.071cm" fo:padding-left="0.071cm" fo:padding-right="0.176cm" fo:wrap-option="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3300" draw:stroke-linejoin="miter" draw:fill="solid" draw:fill-color="#ffff99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49cm" draw:shadow-offset-y="0.149cm" draw:shadow-color="#808080" draw:shadow-opacity="75%"/>
    </style:style>
    <style:style style:name="gr16" style:family="graphic" style:parent-style-name="standard">
      <style:graphic-properties draw:stroke="solid" svg:stroke-width="0.035cm" svg:stroke-color="#000066" draw:stroke-linejoin="miter" draw:fill="solid" draw:fill-color="#ffff99" draw:textarea-vertical-align="top" draw:auto-grow-height="false" draw:fit-to-size="false" style:shrink-to-fit="false" fo:min-height="0cm" fo:min-width="0cm" fo:padding-top="0.141cm" fo:padding-bottom="0.141cm" fo:padding-left="0.141cm" fo:padding-right="0.25cm" fo:wrap-option="wrap" draw:shadow="visible" draw:shadow-offset-x="0.149cm" draw:shadow-offset-y="0.149cm" draw:shadow-color="#808080" draw:shadow-opacity="75%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66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.071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.113cm" fo:wrap-option="wrap"/>
      <style:paragraph-properties style:writing-mode="lr-tb"/>
    </style:style>
    <style:style style:name="gr21" style:family="graphic" style:parent-style-name="standard" style:list-style-name="L12">
      <style:graphic-properties draw:stroke="solid" svg:stroke-width="0.035cm" svg:stroke-color="#000000" draw:stroke-linejoin="miter" draw:fill="solid" draw:fill-color="#ffff99" draw:textarea-vertical-align="top" draw:auto-grow-height="false" draw:fit-to-size="false" style:shrink-to-fit="false" fo:min-height="5.998cm" fo:min-width="18.342cm" fo:padding-top="0.141cm" fo:padding-bottom="0.141cm" fo:padding-left="0.141cm" fo:padding-right="0.25cm" fo:wrap-option="wrap" draw:shadow="visible" draw:shadow-offset-x="0.149cm" draw:shadow-offset-y="0.149cm" draw:shadow-color="#000000" draw:shadow-opacity="75%"/>
      <style:paragraph-properties style:writing-mode="lr-tb"/>
    </style:style>
    <style:style style:name="gr22" style:family="graphic" style:parent-style-name="standard">
      <style:graphic-properties draw:stroke="solid" svg:stroke-width="0.018cm" svg:stroke-color="#000000" draw:stroke-linejoin="miter" draw:fill="solid" draw:fill-color="#ffff99" draw:textarea-vertical-align="top" draw:auto-grow-height="false" draw:fit-to-size="false" style:shrink-to-fit="false" fo:min-height="0cm" fo:min-width="0cm" fo:padding-top="0cm" fo:padding-bottom="0cm" fo:padding-left="0cm" fo:padding-right="0.113cm" fo:wrap-option="wrap" draw:shadow="visible" draw:shadow-offset-x="0.149cm" draw:shadow-offset-y="0.149cm" draw:shadow-color="#808080" draw:shadow-opacity="75%"/>
      <style:paragraph-properties style:writing-mode="lr-tb"/>
    </style:style>
    <style:style style:name="gr23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13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dbf2da" draw:stroke-linejoin="miter" draw:fill="solid" draw:fill-color="#e0e0e0" draw:textarea-vertical-align="top" draw:auto-grow-height="false" draw:fit-to-size="false" style:shrink-to-fit="false" fo:min-height="0cm" fo:min-width="0cm" fo:padding-top="0cm" fo:padding-bottom="0cm" fo:padding-left="0cm" fo:padding-right="0.113cm" fo:wrap-option="wrap" draw:shadow="visible" draw:shadow-offset-x="0.149cm" draw:shadow-offset-y="0.149cm" draw:shadow-color="#808080" draw:shadow-opacity="75%"/>
      <style:paragraph-properties style:writing-mode="lr-tb"/>
    </style:style>
    <style:style style:name="gr25" style:family="graphic" style:parent-style-name="standard" style:list-style-name="L13">
      <style:graphic-properties draw:stroke="none" svg:stroke-width="0.071cm" draw:stroke-linejoin="miter" draw:fill="none" draw:textarea-vertical-align="top" draw:auto-grow-height="false" draw:fit-to-size="false" style:shrink-to-fit="false" fo:min-height="1.588cm" fo:min-width="17.644cm" fo:padding-top="0.141cm" fo:padding-bottom="0.141cm" fo:padding-left="0.141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18cm" svg:stroke-color="#000000" draw:stroke-linejoin="miter" draw:fill="solid" draw:fill-color="#ffff99" draw:textarea-vertical-align="top" draw:auto-grow-height="true" draw:fit-to-size="false" style:shrink-to-fit="false" fo:min-height="0cm" fo:min-width="0cm" fo:padding-top="0cm" fo:padding-bottom="0cm" fo:padding-left="0cm" fo:padding-right="0cm" fo:wrap-option="no-wrap" draw:shadow="visible" draw:shadow-offset-x="0.149cm" draw:shadow-offset-y="0.149cm" draw:shadow-color="#808080" draw:shadow-opacity="75%"/>
      <style:paragraph-properties style:writing-mode="lr-tb"/>
    </style:style>
    <style:style style:name="gr27" style:family="graphic" style:parent-style-name="standard" style:list-style-name="L13">
      <style:graphic-properties draw:stroke="none" svg:stroke-width="0.071cm" draw:stroke-linejoin="miter" draw:fill="none" draw:textarea-vertical-align="top" draw:auto-grow-height="false" draw:fit-to-size="false" style:shrink-to-fit="false" fo:min-height="1.588cm" fo:min-width="24.162cm" fo:padding-top="0.141cm" fo:padding-bottom="0.141cm" fo:padding-left="0.141cm" fo:padding-right="0.25cm" fo:wrap-option="wrap"/>
    </style:style>
    <style:style style:name="gr28" style:family="graphic" style:parent-style-name="standard">
      <style:graphic-properties draw:stroke="solid" svg:stroke-width="0.018cm" svg:stroke-color="#000000" draw:stroke-linejoin="miter" draw:fill="solid" draw:fill-color="#ffff99" draw:textarea-vertical-align="top" draw:auto-grow-height="false" draw:fit-to-size="false" style:shrink-to-fit="false" fo:min-height="0cm" fo:min-width="0cm" fo:padding-top="0.071cm" fo:padding-bottom="0.071cm" fo:padding-left="0.071cm" fo:padding-right="0.181cm" fo:wrap-option="wrap" draw:shadow="visible" draw:shadow-offset-x="0.149cm" draw:shadow-offset-y="0.149cm" draw:shadow-color="#000000" draw:shadow-opacity="75%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14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4.056cm" style:use-optimal-column-width="false"/>
    </style:style>
    <style:style style:name="co3" style:family="table-column">
      <style:table-column-properties style:column-width="4.058cm" style:use-optimal-column-width="false"/>
    </style:style>
    <style:style style:name="co4" style:family="table-column">
      <style:table-column-properties style:column-width="1.763cm" style:use-optimal-column-width="false"/>
    </style:style>
    <style:style style:name="ro1" style:family="table-row">
      <style:table-row-properties style:row-height="1.453cm" style:use-optimal-row-height="false"/>
    </style:style>
    <style:style style:name="ro2" style:family="table-row">
      <style:table-row-properties style:row-height="1.307cm" style:use-optimal-row-height="false"/>
    </style:style>
    <style:style style:name="ro3" style:family="table-row">
      <style:table-row-properties style:row-height="1.314cm" style:use-optimal-row-height="false"/>
    </style:style>
    <style:style style:name="ro4" style:family="table-row">
      <style:table-row-properties style:row-height="1.058cm" style:use-optimal-row-height="false"/>
    </style:style>
    <style:style style:name="ro5" style:family="table-row">
      <style:table-row-properties style:row-height="1.06cm" style:use-optimal-row-height="false"/>
    </style:style>
    <style:style style:name="ro6" style:family="table-row">
      <style:table-row-properties style:row-height="1.059cm" style:use-optimal-row-height="false"/>
    </style:style>
    <style:style style:name="ce1" style:family="table-cell">
      <loext:graphic-properties draw:fill="solid" draw:fill-color="#980002" draw:textarea-vertical-align="middle" fo:padding-top="0.141cm" fo:padding-bottom="0.141cm" fo:padding-left="0.141cm" fo:padding-right="0.141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c8c9" draw:textarea-vertical-align="middle" fo:padding-top="0.141cm" fo:padding-bottom="0.141cm" fo:padding-left="0.141cm" fo:padding-right="0.141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c8c9" draw:textarea-vertical-align="middle" fo:padding-top="0.141cm" fo:padding-bottom="0.141cm" fo:padding-left="0.141cm" fo:padding-right="0.141cm"/>
      <style:paragraph-properties fo:border="0.48pt solid #ffffff"/>
    </style:style>
    <style:style style:name="ce4" style:family="table-cell">
      <loext:graphic-properties draw:fill="solid" draw:fill-color="#caf4e9" draw:textarea-vertical-align="middle" fo:padding-top="0.141cm" fo:padding-bottom="0.141cm" fo:padding-left="0.141cm" fo:padding-right="0.141cm"/>
      <style:paragraph-properties fo:border="0.99pt solid #000080"/>
    </style:style>
    <style:style style:name="ce5" style:family="table-cell">
      <loext:graphic-properties draw:fill="solid" draw:fill-color="#ffccfe" draw:textarea-vertical-align="middle" fo:padding-top="0.141cm" fo:padding-bottom="0.141cm" fo:padding-left="0.141cm" fo:padding-right="0.141cm"/>
      <style:paragraph-properties fo:border="0.99pt solid #000080"/>
    </style:style>
    <style:style style:name="ce6" style:family="table-cell">
      <loext:graphic-properties draw:fill="solid" draw:fill-color="#fffeb2" draw:textarea-vertical-align="middle" fo:padding-top="0.141cm" fo:padding-bottom="0.141cm" fo:padding-left="0.141cm" fo:padding-right="0.141cm"/>
      <style:paragraph-properties fo:border="0.99pt solid #000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top="0cm" fo:margin-bottom="0cm" fo:line-height="90%" fo:text-align="center" style:punctuation-wrap="hanging" style:writing-mode="lr-tb"/>
    </style:style>
    <style:style style:name="P16" style:family="paragraph">
      <style:paragraph-properties fo:margin-top="0cm" fo:margin-bottom="0cm" fo:line-height="90%" fo:text-align="start" style:punctuation-wrap="hanging" style:writing-mode="lr-tb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035cm" fo:margin-right="0cm" fo:margin-top="0cm" fo:margin-bottom="0cm" fo:line-height="95%" fo:text-align="start" fo:text-indent="0cm" style:punctuation-wrap="hanging" style:writing-mode="lr-tb"/>
    </style:style>
    <style:style style:name="P25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.388cm" fo:margin-bottom="0cm" fo:line-height="100%" fo:text-align="start" style:punctuation-wrap="hanging" style:writing-mode="lr-tb">
        <style:tab-stops>
          <style:tab-stop style:position="3.14cm"/>
          <style:tab-stop style:position="5.186cm"/>
        </style:tab-stops>
      </style:paragraph-properties>
    </style:style>
    <style:style style:name="P27" style:family="paragraph">
      <style:paragraph-properties fo:margin-left="0.11cm" fo:margin-right="0cm" fo:margin-top="0cm" fo:margin-bottom="0cm" fo:line-height="100%" fo:text-align="start" fo:text-indent="0cm" style:punctuation-wrap="hanging" style:writing-mode="lr-tb">
        <style:tab-stops>
          <style:tab-stop style:position="2.183cm"/>
        </style:tab-stops>
      </style:paragraph-properties>
    </style:style>
    <style:style style:name="P28" style:family="paragraph">
      <loext:graphic-properties draw:fill="solid" draw:fill-color="#ffff99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.11cm" fo:margin-right="0cm" fo:margin-top="0.106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.11cm" fo:margin-right="0cm" fo:margin-top="0cm" fo:margin-bottom="0cm" fo:line-height="100%" fo:text-align="center" fo:text-indent="0cm" style:punctuation-wrap="hanging" style:writing-mode="lr-tb"/>
    </style:style>
    <style:style style:name="P31" style:family="paragraph">
      <loext:graphic-properties draw:fill="solid" draw:fill-color="#e0e0e0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1.107cm" fo:margin-right="0cm" fo:margin-top="0.406cm" fo:margin-bottom="0cm" fo:line-height="95%" fo:text-align="center" fo:text-indent="-1.071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66" loext:opacity="100%" style:text-line-through-style="none" style:text-line-through-type="none" style:text-position="0% 100%" style:font-name="Helvetica1" fo:font-size="24pt" fo:letter-spacing="normal" fo:font-style="normal" style:text-underline-style="none" fo:font-weight="bold" style:font-name-asian="Helvetica1" style:font-size-asian="24pt" style:font-style-asian="normal" style:font-weight-asian="bold" style:font-name-complex="Helvetica1" style:font-size-complex="24pt" style:font-style-complex="normal" style:font-weight-complex="bold"/>
    </style:style>
    <style:style style:name="T10" style:family="text">
      <style:text-properties fo:font-variant="normal" fo:text-transform="none" fo:color="#000066" loext:opacity="100%" style:text-line-through-style="none" style:text-line-through-type="none" style:text-position="0% 100%" style:font-name="Courier New Bold" fo:font-size="18pt" fo:letter-spacing="normal" fo:font-style="normal" style:text-underline-style="none" fo:font-weight="normal" style:font-name-asian="Courier New Bold" style:font-size-asian="18pt" style:font-style-asian="normal" style:font-weight-asian="normal" style:font-name-complex="Courier New Bold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66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font-variant="normal" fo:text-transform="none" fo:color="#000066" loext:opacity="100%" style:text-line-through-style="none" style:text-line-through-type="none" style:text-position="0% 100%" style:font-name="Helvetica1" fo:font-size="18pt" fo:letter-spacing="normal" fo:font-style="normal" style:text-underline-style="none" fo:font-weight="bold" style:font-name-asian="Helvetica1" style:font-size-asian="18pt" style:font-style-asian="normal" style:font-weight-asian="bold" style:font-name-complex="Helvetica1" style:font-size-complex="18pt" style:font-style-complex="normal" style:font-weight-complex="bold"/>
    </style:style>
    <style:style style:name="T14" style:family="text">
      <style:text-properties fo:font-variant="normal" fo:text-transform="none" fo:color="#000066" loext:opacity="100%" style:text-line-through-style="none" style:text-line-through-type="none" style:text-position="0% 100%" style:font-name="Helvetica1" fo:font-size="14pt" fo:letter-spacing="normal" fo:font-style="normal" style:text-underline-style="none" fo:font-weight="bold" style:font-name-asian="Helvetica1" style:font-size-asian="14pt" style:font-style-asian="normal" style:font-weight-asian="bold" style:font-name-complex="Helvetica1" style:font-size-complex="14pt" style:font-style-complex="normal" style:font-weight-complex="bold"/>
    </style:style>
    <style:style style:name="T15" style:family="text">
      <style:text-properties fo:font-variant="normal" fo:text-transform="none" fo:color="#000066" loext:opacity="100%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Arial Narrow Bold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Arial Narrow3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Arial Narrow3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ＭＳ ゴシック1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0" style:family="text">
      <style:text-properties fo:font-variant="normal" fo:text-transform="none" fo:color="#000066" loext:opacity="100%" style:text-line-through-style="none" style:text-line-through-type="none" style:text-position="0% 100%" style:font-name="Courier New Bold" fo:font-size="14pt" fo:letter-spacing="normal" fo:font-style="normal" style:text-underline-style="none" fo:font-weight="normal" style:font-name-asian="Courier New Bold" style:font-size-asian="14pt" style:font-style-asian="normal" style:font-weight-asian="normal" style:font-name-complex="Courier New Bold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ourier New Bold" fo:font-size="18pt" fo:letter-spacing="normal" fo:font-style="normal" style:text-underline-style="none" fo:font-weight="normal" style:font-name-asian="Courier New Bold" style:font-size-asian="18pt" style:font-style-asian="normal" style:font-weight-asian="normal" style:font-name-complex="Courier New Bold" style:font-size-complex="18pt" style:font-style-complex="normal" style:font-weight-complex="normal"/>
    </style:style>
    <style:style style:name="T22" style:family="text">
      <style:text-properties fo:font-variant="normal" fo:text-transform="none" fo:color="#980002" loext:opacity="100%" style:text-line-through-style="none" style:text-line-through-type="none" style:text-position="0% 100%" style:font-name="Helvetica1" fo:font-size="18pt" fo:letter-spacing="normal" fo:font-style="normal" style:text-underline-style="none" fo:font-weight="bold" style:font-name-asian="Helvetica1" style:font-size-asian="18pt" style:font-style-asian="normal" style:font-weight-asian="bold" style:font-name-complex="Helvetica1" style:font-size-complex="18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onaco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18pt" fo:letter-spacing="normal" fo:font-style="normal" style:text-underline-style="none" fo:font-weight="bold" style:font-name-asian="Helvetica1" style:font-size-asian="18pt" style:font-style-asian="normal" style:font-weight-asian="bold" style:font-name-complex="Helvetica1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onaco" fo:font-size="18pt" fo:letter-spacing="normal" fo:font-style="normal" style:text-underline-style="none" fo:font-weight="normal" style:font-name-asian="Monaco" style:font-size-asian="18pt" style:font-style-asian="normal" style:font-weight-asian="normal" style:font-name-complex="Monaco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18pt" fo:letter-spacing="normal" fo:font-style="normal" style:text-underline-style="none" fo:font-weight="normal" style:font-name-asian="Helvetica1" style:font-size-asian="18pt" style:font-style-asian="normal" style:font-weight-asian="normal" style:font-name-complex="Helvetica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Monaco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 Bold" fo:font-size="36pt" fo:letter-spacing="normal" fo:font-style="normal" style:text-underline-style="none" fo:font-weight="bold" style:font-name-asian="Courier New Bold" style:font-size-asian="36pt" style:font-style-asian="normal" style:font-weight-asian="bold" style:font-name-complex="Courier New Bold" style:font-size-complex="3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Courier New Bold" style:font-size-asian="36pt" style:font-style-asian="normal" style:font-weight-asian="bold" style:font-name-complex="Courier New Bold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Monaco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24pt" fo:letter-spacing="normal" fo:font-style="normal" style:text-underline-style="none" fo:font-weight="bold" style:font-name-asian="Helvetica1" style:font-size-asian="24pt" style:font-style-asian="normal" style:font-weight-asian="bold" style:font-name-complex="Helvetica1" style:font-size-complex="24pt" style:font-style-complex="normal" style:font-weight-complex="bold"/>
    </style:style>
    <style:style style:name="T32" style:family="text">
      <style:text-properties fo:font-variant="normal" fo:text-transform="none" fo:color="#000066" loext:opacity="100%" style:text-line-through-style="none" style:text-line-through-type="none" style:text-position="0% 100%" style:font-name="Calibri Bold" fo:font-size="24pt" fo:letter-spacing="normal" fo:font-style="normal" style:text-underline-style="none" fo:font-weight="normal" style:font-name-asian="Calibri Bold" style:font-size-asian="24pt" style:font-style-asian="normal" style:font-weight-asian="normal" style:font-name-complex="Calibri Bold" style:font-size-complex="24pt" style:font-style-complex="normal" style:font-weight-complex="normal"/>
    </style:style>
    <style:style style:name="T33" style:family="text">
      <style:text-properties fo:font-variant="normal" fo:text-transform="none" fo:color="#00008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Monaco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 Italic1" fo:font-size="20pt" fo:letter-spacing="normal" fo:font-style="italic" style:text-underline-style="none" fo:font-weight="normal" style:font-name-asian="Calibri Italic1" style:font-size-asian="20pt" style:font-style-asian="italic" style:font-weight-asian="normal" style:font-name-complex="Calibri Italic1" style:font-size-complex="20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 Italic1" style:font-size-asian="20pt" style:font-style-asian="normal" style:font-weight-asian="normal" style:font-name-complex="Calibri Italic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 Italic1" style:font-size-asian="24pt" style:font-style-asian="normal" style:font-weight-asian="bold" style:font-name-complex="Calibri Italic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42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42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012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-0.529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42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012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-0.529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424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012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42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694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424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694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42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694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2.647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Representations in memory, pointers, strings</text:span><text:span text:style-name="T1"><text:line-break/></text:span><text:span text:style-name="T1"><text:line-break/></text:span><text:span text:style-name="T2">Computer Systems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2">Troels Henriksen</text:span></text:p>
            <text:p text:style-name="P3"><text:span text:style-name="T3"/></text:p>
            <text:p text:style-name="P4"><text:span text:style-name="T4">Based on slides by:</text:span><text:span text:style-name="T5"> </text:span></text:p>
            <text:p text:style-name="P4"><text:span text:style-name="T5">Randal E. Bryant and David R. O’Hallaron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3.541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oday: Bits, Bytes, and Integer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oday: Bits, Bytes, and Integers</text:span></text:p>
          </draw:text-box>
        </draw:frame>
        <draw:frame draw:name="Content Placeholder 2" presentation:style-name="pr6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Representations in memory, pointers, string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1cm" svg:height="10.159cm" svg:x="3.387cm" svg:y="1.905cm" draw:page-number="2" presentation:class="page"/>
          <draw:frame draw:name="Notes Placeholder 2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889cm" svg:height="1.269cm" svg:x="11.43cm" svg:y="25.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Byte-Oriented Memory Organization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Byte-Oriented Memory Organization</text:span></text:p>
          </draw:text-box>
        </draw:frame>
        <draw:frame draw:name="Rectangle 4" presentation:style-name="pr6" draw:text-style-name="P11" draw:layer="layout" svg:width="24.129cm" svg:height="10.397cm" svg:x="0.635cm" svg:y="7.805cm" presentation:class="outline" presentation:user-transformed="true">
          <draw:text-box>
            <text:list text:style-name="L3">
              <text:list-item>
                <text:p text:style-name="P10"><text:span text:style-name="T7">Programs refer to data by addres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Conceptually, envision it as a very large array of byt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2">In reality, it’s not, but can think of it that way</text:span></text:p>
                      </text:list-item>
                    </text:list>
                  </text:list-item>
                  <text:list-item>
                    <text:p text:style-name="P13"><text:span text:style-name="T2">An address is like an index into that array</text:span></text:p>
                    <text:list>
                      <text:list-item>
                        <text:p text:style-name="P13"><text:span text:style-name="T2">and, a pointer variable stores an addres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2"/></text:p>
            <text:list text:style-name="L7">
              <text:list-item>
                <text:p text:style-name="P10"><text:span text:style-name="T7"><text:s/></text:span><text:span text:style-name="T7">Note: system provides private address spaces to each “process”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2">Think of a process as a program being executed</text:span></text:p>
                  </text:list-item>
                  <text:list-item>
                    <text:p text:style-name="P13"><text:span text:style-name="T2">So, a program can clobber its own data, but not that of others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6" draw:style-name="gr2" draw:text-style-name="P11" draw:layer="layout" svg:width="1.093cm" svg:height="0.847cm" svg:x="2.725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1" draw:layer="layout" svg:width="1.093cm" svg:height="0.847cm" svg:x="3.784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" draw:text-style-name="P11" draw:layer="layout" svg:width="1.093cm" svg:height="0.847cm" svg:x="4.842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" draw:text-style-name="P11" draw:layer="layout" svg:width="1.093cm" svg:height="0.847cm" svg:x="5.9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" draw:text-style-name="P11" draw:layer="layout" svg:width="1.093cm" svg:height="0.847cm" svg:x="6.959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4.268cm" svg:height="0.847cm" svg:x="8.017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1.093cm" svg:height="0.847cm" svg:x="12.25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" draw:text-style-name="P11" draw:layer="layout" svg:width="1.093cm" svg:height="0.847cm" svg:x="13.309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1.093cm" svg:height="0.847cm" svg:x="14.367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1.093cm" svg:height="0.847cm" svg:x="15.425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" draw:text-style-name="P11" draw:layer="layout" svg:width="1.093cm" svg:height="0.847cm" svg:x="16.484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" draw:text-style-name="P11" draw:layer="layout" svg:width="1.093cm" svg:height="0.847cm" svg:x="17.542cm" svg:y="5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11" draw:layer="layout" svg:width="4.268cm" svg:height="1.306cm" svg:x="7.99cm" svg:y="5.466cm">
            <text:p text:style-name="P15"><text:span text:style-name="T9">• • 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" draw:text-style-name="P11" draw:layer="layout" svg:width="2.591cm" svg:height="0.967cm" draw:transform="skewX (-0.00104719755119656) rotate (0.751189710058359) translate (2.122cm 5.102cm)">
            <text:p text:style-name="P16"><text:span text:style-name="T10">00•••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" draw:text-style-name="P11" draw:layer="layout" svg:width="2.481cm" svg:height="0.967cm" draw:transform="skewX (-0.00104719755119658) rotate (0.751189710058359) translate (17.409cm 5.065cm)">
            <text:p text:style-name="P16"><text:span text:style-name="T10">FF•••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313cm" svg:height="9.985cm" svg:x="3.485cm" svg:y="2.023cm" draw:page-number="3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achine Words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Machine Words</text:span></text:p>
          </draw:text-box>
        </draw:frame>
        <draw:frame draw:name="Rectangle 4" presentation:style-name="pr6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Any given computer has a “Word Size”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Nominal size of integer-valued data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2">and of addresses</text:span></text:p>
                      </text:list-item>
                    </text:list>
                  </text:list-item>
                  <text:list-item>
                    <text:p text:style-name="P13"><text:span text:style-name="T2">Until recently, most machines used 32 bits (4 bytes) as word size</text:span></text:p>
                    <text:list>
                      <text:list-item>
                        <text:p text:style-name="P13"><text:span text:style-name="T2">Limits addresses to 4GB (2</text:span><text:span text:style-name="T11">32</text:span><text:span text:style-name="T2"> bytes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2">Increasingly, machines have 64-bit word size</text:span></text:p>
                    <text:list>
                      <text:list-item>
                        <text:p text:style-name="P13"><text:span text:style-name="T2">Potentially, could have 18 EB (exabytes) of addressable memory</text:span></text:p>
                      </text:list-item>
                      <text:list-item>
                        <text:p text:style-name="P13"><text:span text:style-name="T2">That’s 18.4 X 10</text:span><text:span text:style-name="T11">18</text:span></text:p>
                      </text:list-item>
                      <text:list-item>
                        <text:p text:style-name="P13"><text:span text:style-name="T2">Current machines only use lower 48 bits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2">Machines still support multiple data formats</text:span></text:p>
                    <text:list>
                      <text:list-item>
                        <text:p text:style-name="P13"><text:span text:style-name="T2">Fractions or multiples of word size</text:span></text:p>
                      </text:list-item>
                      <text:list-item>
                        <text:p text:style-name="P13"><text:span text:style-name="T2">Always integral number of by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4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Word-Oriented Memory Organization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Word-Oriented Memory Organization</text:span></text:p>
          </draw:text-box>
        </draw:frame>
        <draw:frame draw:name="Rectangle 4" presentation:style-name="pr6" draw:text-style-name="P11" draw:layer="layout" svg:width="12.65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Addresses Specify Byte Loca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Address of first byte in word</text:span></text:p>
                  </text:list-item>
                  <text:list-item>
                    <text:p text:style-name="P13"><text:span text:style-name="T2">Addresses of successive words differ by 4 (32-bit) or 8 (64-bit)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6" draw:style-name="gr6" draw:text-style-name="P18" draw:layer="layout" svg:width="1.692cm" svg:height="0.846cm" svg:x="20.025cm" svg:y="5.0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18" draw:layer="layout" svg:width="1.692cm" svg:height="0.846cm" svg:x="20.025cm" svg:y="5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" draw:text-style-name="P18" draw:layer="layout" svg:width="1.692cm" svg:height="0.846cm" svg:x="20.025cm" svg:y="6.7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" draw:text-style-name="P18" draw:layer="layout" svg:width="1.692cm" svg:height="0.846cm" svg:x="20.025cm" svg:y="7.5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6" draw:text-style-name="P18" draw:layer="layout" svg:width="1.692cm" svg:height="0.846cm" svg:x="20.025cm" svg:y="8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6" draw:text-style-name="P18" draw:layer="layout" svg:width="1.692cm" svg:height="0.846cm" svg:x="20.025cm" svg:y="9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6" draw:text-style-name="P18" draw:layer="layout" svg:width="1.692cm" svg:height="0.846cm" svg:x="20.025cm" svg:y="10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6" draw:text-style-name="P18" draw:layer="layout" svg:width="1.692cm" svg:height="0.846cm" svg:x="20.025cm" svg:y="10.9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6" draw:text-style-name="P18" draw:layer="layout" svg:width="1.692cm" svg:height="0.846cm" svg:x="20.025cm" svg:y="11.7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6" draw:text-style-name="P18" draw:layer="layout" svg:width="1.692cm" svg:height="0.846cm" svg:x="20.025cm" svg:y="12.6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6" draw:text-style-name="P18" draw:layer="layout" svg:width="1.692cm" svg:height="0.846cm" svg:x="20.025cm" svg:y="13.4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18" draw:layer="layout" svg:width="1.692cm" svg:height="0.846cm" svg:x="20.025cm" svg:y="14.3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7" draw:text-style-name="P11" draw:layer="layout" svg:width="1.918cm" svg:height="1.043cm" svg:x="22.158cm" svg:y="5.018cm">
            <text:p text:style-name="P19"><text:span text:style-name="T12">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" draw:text-style-name="P11" draw:layer="layout" svg:width="1.918cm" svg:height="1.043cm" svg:x="22.158cm" svg:y="5.865cm">
            <text:p text:style-name="P19"><text:span text:style-name="T12">0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" draw:text-style-name="P11" draw:layer="layout" svg:width="1.918cm" svg:height="1.043cm" svg:x="22.158cm" svg:y="6.712cm">
            <text:p text:style-name="P19"><text:span text:style-name="T12">0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7" draw:text-style-name="P11" draw:layer="layout" svg:width="1.918cm" svg:height="1.043cm" svg:x="22.158cm" svg:y="7.558cm">
            <text:p text:style-name="P19"><text:span text:style-name="T12">0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7" draw:text-style-name="P11" draw:layer="layout" svg:width="1.918cm" svg:height="1.043cm" svg:x="22.158cm" svg:y="8.405cm">
            <text:p text:style-name="P19"><text:span text:style-name="T12">000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7" draw:text-style-name="P11" draw:layer="layout" svg:width="1.918cm" svg:height="1.043cm" svg:x="22.158cm" svg:y="9.252cm">
            <text:p text:style-name="P19"><text:span text:style-name="T12">000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7" draw:text-style-name="P11" draw:layer="layout" svg:width="1.918cm" svg:height="1.043cm" svg:x="22.158cm" svg:y="10.098cm">
            <text:p text:style-name="P19"><text:span text:style-name="T12">000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7" draw:text-style-name="P11" draw:layer="layout" svg:width="1.918cm" svg:height="1.043cm" svg:x="22.158cm" svg:y="10.945cm">
            <text:p text:style-name="P19"><text:span text:style-name="T12">000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7" draw:text-style-name="P11" draw:layer="layout" svg:width="1.918cm" svg:height="1.043cm" svg:x="22.158cm" svg:y="11.792cm">
            <text:p text:style-name="P19"><text:span text:style-name="T12">000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7" draw:text-style-name="P11" draw:layer="layout" svg:width="1.918cm" svg:height="1.043cm" svg:x="22.158cm" svg:y="12.638cm">
            <text:p text:style-name="P19"><text:span text:style-name="T12">000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7" draw:text-style-name="P11" draw:layer="layout" svg:width="1.918cm" svg:height="1.043cm" svg:x="22.158cm" svg:y="13.485cm">
            <text:p text:style-name="P19"><text:span text:style-name="T12">00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7" draw:text-style-name="P11" draw:layer="layout" svg:width="1.918cm" svg:height="1.043cm" svg:x="22.158cm" svg:y="14.332cm">
            <text:p text:style-name="P19"><text:span text:style-name="T12">00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0">
            <draw:custom-shape draw:name="Rectangle 31" draw:style-name="gr6" draw:text-style-name="P18" draw:layer="layout" svg:width="1.692cm" svg:height="6.772cm" svg:x="17.396cm" svg:y="11.7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6" draw:text-style-name="P18" draw:layer="layout" svg:width="1.692cm" svg:height="6.772cm" svg:x="17.396cm" svg:y="5.0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>
            <draw:custom-shape draw:name="Rectangle 34" draw:style-name="gr6" draw:text-style-name="P18" draw:layer="layout" svg:width="1.692cm" svg:height="3.386cm" svg:x="14.856cm" svg:y="5.0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6" draw:text-style-name="P18" draw:layer="layout" svg:width="1.692cm" svg:height="3.386cm" svg:x="14.856cm" svg:y="8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6" draw:text-style-name="P18" draw:layer="layout" svg:width="1.692cm" svg:height="3.386cm" svg:x="14.856cm" svg:y="11.7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6" draw:text-style-name="P18" draw:layer="layout" svg:width="1.692cm" svg:height="3.386cm" svg:x="14.856cm" svg:y="15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8" draw:style-name="gr7" draw:text-style-name="P11" draw:layer="layout" svg:width="2.35cm" svg:height="1.807cm" svg:x="14.52cm" svg:y="3.175cm">
            <text:p text:style-name="P20"><text:span text:style-name="T13">32-bit</text:span></text:p>
            <text:p text:style-name="P20"><text:span text:style-name="T13">Wor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7" draw:text-style-name="P11" draw:layer="layout" svg:width="2.113cm" svg:height="1.045cm" svg:x="19.805cm" svg:y="3.537cm">
            <text:p text:style-name="P20"><text:span text:style-name="T13">By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7" draw:text-style-name="P11" draw:layer="layout" svg:width="2.011cm" svg:height="1.045cm" svg:x="22.096cm" svg:y="3.537cm">
            <text:p text:style-name="P20"><text:span text:style-name="T13">Addr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6" draw:text-style-name="P18" draw:layer="layout" svg:width="1.692cm" svg:height="0.846cm" svg:x="20.025cm" svg:y="15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7" draw:text-style-name="P11" draw:layer="layout" svg:width="1.918cm" svg:height="1.043cm" svg:x="22.158cm" svg:y="15.178cm">
            <text:p text:style-name="P19"><text:span text:style-name="T12">00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6" draw:text-style-name="P18" draw:layer="layout" svg:width="1.692cm" svg:height="0.846cm" svg:x="20.025cm" svg:y="16.0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7" draw:text-style-name="P11" draw:layer="layout" svg:width="1.918cm" svg:height="1.043cm" svg:x="22.158cm" svg:y="16.025cm">
            <text:p text:style-name="P19"><text:span text:style-name="T12">00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6" draw:text-style-name="P18" draw:layer="layout" svg:width="1.692cm" svg:height="0.846cm" svg:x="20.025cm" svg:y="16.8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7" draw:text-style-name="P11" draw:layer="layout" svg:width="1.918cm" svg:height="1.043cm" svg:x="22.158cm" svg:y="16.872cm">
            <text:p text:style-name="P19"><text:span text:style-name="T12">00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6" draw:text-style-name="P18" draw:layer="layout" svg:width="1.692cm" svg:height="0.846cm" svg:x="20.025cm" svg:y="17.7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7" draw:text-style-name="P11" draw:layer="layout" svg:width="1.918cm" svg:height="1.043cm" svg:x="22.158cm" svg:y="17.718cm">
            <text:p text:style-name="P19"><text:span text:style-name="T12">00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7" draw:text-style-name="P11" draw:layer="layout" svg:width="2.35cm" svg:height="1.807cm" svg:x="17.06cm" svg:y="3.175cm">
            <text:p text:style-name="P20"><text:span text:style-name="T13">64-bit</text:span></text:p>
            <text:p text:style-name="P20"><text:span text:style-name="T13">Wor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8" draw:text-style-name="P11" draw:layer="layout" svg:width="1.728cm" svg:height="2.027cm" svg:x="17.396cm" svg:y="7.347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8" draw:text-style-name="P11" draw:layer="layout" svg:width="1.728cm" svg:height="2.027cm" svg:x="17.396cm" svg:y="13.908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8" draw:text-style-name="P11" draw:layer="layout" svg:width="1.728cm" svg:height="2.027cm" svg:x="14.856cm" svg:y="5.653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8" draw:text-style-name="P11" draw:layer="layout" svg:width="1.728cm" svg:height="2.027cm" svg:x="14.856cm" svg:y="9.04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8" draw:text-style-name="P11" draw:layer="layout" svg:width="1.728cm" svg:height="2.027cm" svg:x="14.856cm" svg:y="12.427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8" draw:text-style-name="P11" draw:layer="layout" svg:width="1.728cm" svg:height="2.027cm" svg:x="14.856cm" svg:y="15.813cm">
            <text:p text:style-name="P20"><text:span text:style-name="T14">Addr </text:span></text:p>
            <text:p text:style-name="P20"><text:span text:style-name="T14">=</text:span></text:p>
            <text:p text:style-name="P20"><text:span text:style-name="T15">?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6">
            <draw:g draw:name="Group 57">
              <draw:custom-shape draw:name="Rectangle 58" draw:style-name="gr9" draw:text-style-name="P21" draw:layer="layout" svg:width="1.269cm" svg:height="0.634cm" svg:x="15.068cm" svg:y="6.92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9" draw:style-name="gr10" draw:text-style-name="P11" draw:layer="layout" svg:width="1.456cm" svg:height="0.816cm" svg:x="14.974cm" svg:y="6.832cm">
                <text:p text:style-name="P15"><text:span text:style-name="T15">00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0">
              <draw:custom-shape draw:name="Rectangle 61" draw:style-name="gr9" draw:text-style-name="P21" draw:layer="layout" svg:width="1.269cm" svg:height="0.634cm" svg:x="15.068cm" svg:y="10.3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2" draw:style-name="gr10" draw:text-style-name="P11" draw:layer="layout" svg:width="1.456cm" svg:height="0.816cm" svg:x="14.974cm" svg:y="10.219cm">
                <text:p text:style-name="P15"><text:span text:style-name="T15">000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3">
              <draw:custom-shape draw:name="Rectangle 64" draw:style-name="gr9" draw:text-style-name="P21" draw:layer="layout" svg:width="1.269cm" svg:height="0.634cm" svg:x="15.068cm" svg:y="13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5" draw:style-name="gr10" draw:text-style-name="P11" draw:layer="layout" svg:width="1.456cm" svg:height="0.816cm" svg:x="14.974cm" svg:y="13.606cm">
                <text:p text:style-name="P15"><text:span text:style-name="T15">000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6">
              <draw:custom-shape draw:name="Rectangle 67" draw:style-name="gr9" draw:text-style-name="P21" draw:layer="layout" svg:width="1.269cm" svg:height="0.634cm" svg:x="15.068cm" svg:y="17.0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8" draw:style-name="gr10" draw:text-style-name="P11" draw:layer="layout" svg:width="1.456cm" svg:height="0.816cm" svg:x="14.974cm" svg:y="16.992cm">
                <text:p text:style-name="P15"><text:span text:style-name="T15">001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9">
            <draw:g draw:name="Group 70">
              <draw:custom-shape draw:name="Rectangle 71" draw:style-name="gr9" draw:text-style-name="P21" draw:layer="layout" svg:width="1.269cm" svg:height="0.634cm" svg:x="17.608cm" svg:y="8.61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2" draw:style-name="gr10" draw:text-style-name="P11" draw:layer="layout" svg:width="1.456cm" svg:height="0.816cm" svg:x="17.514cm" svg:y="8.526cm">
                <text:p text:style-name="P15"><text:span text:style-name="T15">00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3">
              <draw:custom-shape draw:name="Rectangle 74" draw:style-name="gr9" draw:text-style-name="P21" draw:layer="layout" svg:width="1.269cm" svg:height="0.634cm" svg:x="17.608cm" svg:y="15.1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5" draw:style-name="gr10" draw:text-style-name="P11" draw:layer="layout" svg:width="1.456cm" svg:height="0.816cm" svg:x="17.514cm" svg:y="15.087cm">
                <text:p text:style-name="P15"><text:span text:style-name="T15">000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presentation:notes draw:style-name="dp3">
          <draw:page-thumbnail draw:style-name="gr1" draw:layer="layout" svg:width="13.313cm" svg:height="9.985cm" svg:x="3.485cm" svg:y="2.023cm" draw:page-number="5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ample Data Representations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Example Data Representations</text:span></text:p>
          </draw:text-box>
        </draw:frame>
        <draw:frame draw:name="Group 4" draw:style-name="standard" draw:layer="layout" svg:width="16.755cm" svg:height="11.915cm" svg:x="4.304cm" svg:y="4.233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2"><text:span text:style-name="T16">C Data Type</text:span></text:p>
              </table:table-cell>
              <table:table-cell>
                <text:p text:style-name="P23"><text:span text:style-name="T16">Typical 32-bit</text:span></text:p>
              </table:table-cell>
              <table:table-cell>
                <text:p text:style-name="P23"><text:span text:style-name="T16">Typical 64-bit</text:span></text:p>
              </table:table-cell>
              <table:table-cell>
                <text:p text:style-name="P23"><text:span text:style-name="T16">x86-64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7">char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short</text:span></text:p>
              </table:table-cell>
              <table:table-cell>
                <text:p text:style-name="P23"><text:span text:style-name="T18">2</text:span></text:p>
              </table:table-cell>
              <table:table-cell>
                <text:p text:style-name="P23"><text:span text:style-name="T18">2</text:span></text:p>
              </table:table-cell>
              <table:table-cell>
                <text:p text:style-name="P23"><text:span text:style-name="T18">2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int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4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long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8</text:span></text:p>
              </table:table-cell>
              <table:table-cell>
                <text:p text:style-name="P23"><text:span text:style-name="T18">8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float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4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double</text:span></text:p>
              </table:table-cell>
              <table:table-cell>
                <text:p text:style-name="P23"><text:span text:style-name="T18">8</text:span></text:p>
              </table:table-cell>
              <table:table-cell>
                <text:p text:style-name="P23"><text:span text:style-name="T18">8</text:span></text:p>
              </table:table-cell>
              <table:table-cell>
                <text:p text:style-name="P23"><text:span text:style-name="T18">8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long double</text:span></text:p>
              </table:table-cell>
              <table:table-cell>
                <text:p text:style-name="P23"><text:span text:style-name="T19">−</text:span></text:p>
              </table:table-cell>
              <table:table-cell>
                <text:p text:style-name="P23"><text:span text:style-name="T19">−</text:span></text:p>
              </table:table-cell>
              <table:table-cell>
                <text:p text:style-name="P23"><text:span text:style-name="T18">10/16</text:span></text:p>
              </table:table-cell>
            </table:table-row>
            <table:table-row table:style-name="ro3" table:default-cell-style-name="ce3">
              <table:table-cell>
                <text:p text:style-name="P22"><text:span text:style-name="T18">pointer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8</text:span></text:p>
              </table:table-cell>
              <table:table-cell>
                <text:p text:style-name="P23"><text:span text:style-name="T18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3.313cm" svg:height="9.985cm" svg:x="3.485cm" svg:y="2.023cm" draw:page-number="6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Byte Ordering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Byte Ordering</text:span></text:p>
          </draw:text-box>
        </draw:frame>
        <draw:frame draw:name="Rectangle 4" presentation:style-name="pr6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So, how are the bytes within a multi-byte word ordered in memory?</text:span></text:p>
              </text:list-item>
              <text:list-item>
                <text:p text:style-name="P10"><text:span text:style-name="T7">Conven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Big Endian: Sun, PPC Mac, Interne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2">Least significant byte has highest address</text:span></text:p>
                      </text:list-item>
                    </text:list>
                  </text:list-item>
                  <text:list-item>
                    <text:p text:style-name="P13"><text:span text:style-name="T2">Little Endian: x86, ARM processors running Android, iOS, and Windows</text:span></text:p>
                    <text:list>
                      <text:list-item>
                        <text:p text:style-name="P13"><text:span text:style-name="T2">Least significant byte has lowest 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7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Byte Ordering Example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Byte Ordering Example</text:span></text:p>
          </draw:text-box>
        </draw:frame>
        <draw:frame draw:name="Rectangle 4" presentation:style-name="pr6" draw:text-style-name="P11" draw:layer="layout" svg:width="21.933cm" svg:height="13.36cm" svg:x="1.102cm" svg:y="4.233cm" presentation:class="outline" presentation:user-transformed="true">
          <draw:text-box>
            <text:list text:style-name="L3">
              <text:list-item>
                <text:p text:style-name="P10"><text:span text:style-name="T7">Exampl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Variable x has 4-byte value of 0x01234567</text:span></text:p>
                  </text:list-item>
                  <text:list-item>
                    <text:p text:style-name="P13"><text:span text:style-name="T2">Address given by &amp;x is 0x100</text:span></text:p>
                  </text:list-item>
                </text:list>
              </text:list-item>
            </text:list>
          </draw:text-box>
        </draw:frame>
        <draw:g draw:name="Group 5">
          <draw:g draw:name="Group 6">
            <draw:custom-shape draw:name="Rectangle 7" draw:style-name="gr11" draw:text-style-name="P18" draw:layer="layout" svg:width="1.904cm" svg:height="0.846cm" svg:x="9.525cm" svg:y="9.6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12" draw:text-style-name="P11" draw:layer="layout" svg:width="1.935cm" svg:height="0.872cm" svg:x="9.512cm" svg:y="9.653cm">
              <text:p text:style-name="P19"><text:span text:style-name="T20">0x1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Rectangle 10" draw:style-name="gr11" draw:text-style-name="P18" draw:layer="layout" svg:width="1.904cm" svg:height="0.846cm" svg:x="11.43cm" svg:y="9.6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2" draw:text-style-name="P11" draw:layer="layout" svg:width="1.935cm" svg:height="0.872cm" svg:x="11.417cm" svg:y="9.653cm">
              <text:p text:style-name="P19"><text:span text:style-name="T20">0x1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>
            <draw:custom-shape draw:name="Rectangle 13" draw:style-name="gr11" draw:text-style-name="P18" draw:layer="layout" svg:width="1.904cm" svg:height="0.846cm" svg:x="13.335cm" svg:y="9.6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2" draw:text-style-name="P11" draw:layer="layout" svg:width="1.935cm" svg:height="0.872cm" svg:x="13.322cm" svg:y="9.653cm">
              <text:p text:style-name="P19"><text:span text:style-name="T20">0x10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>
            <draw:custom-shape draw:name="Rectangle 16" draw:style-name="gr11" draw:text-style-name="P18" draw:layer="layout" svg:width="1.904cm" svg:height="0.846cm" svg:x="15.24cm" svg:y="9.6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12" draw:text-style-name="P11" draw:layer="layout" svg:width="1.935cm" svg:height="0.872cm" svg:x="15.227cm" svg:y="9.653cm">
              <text:p text:style-name="P19"><text:span text:style-name="T20">0x1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8" draw:style-name="gr6" draw:text-style-name="P18" draw:layer="layout" svg:width="1.904cm" svg:height="0.846cm" svg:x="5.715cm" svg:y="10.5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6" draw:text-style-name="P18" draw:layer="layout" svg:width="1.904cm" svg:height="0.846cm" svg:x="7.62cm" svg:y="10.5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0">
            <draw:custom-shape draw:name="Rectangle 21" draw:style-name="gr6" draw:text-style-name="P18" draw:layer="layout" svg:width="1.904cm" svg:height="0.846cm" svg:x="9.525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12" draw:text-style-name="P11" draw:layer="layout" svg:width="1.194cm" svg:height="1.042cm" svg:x="9.878cm" svg:y="10.415cm">
              <text:p text:style-name="P20"><text:span text:style-name="T2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24" draw:style-name="gr6" draw:text-style-name="P18" draw:layer="layout" svg:width="1.904cm" svg:height="0.846cm" svg:x="11.43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2" draw:text-style-name="P11" draw:layer="layout" svg:width="1.194cm" svg:height="1.042cm" svg:x="11.783cm" svg:y="10.415cm">
              <text:p text:style-name="P20"><text:span text:style-name="T21">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>
            <draw:custom-shape draw:name="Rectangle 27" draw:style-name="gr6" draw:text-style-name="P18" draw:layer="layout" svg:width="1.904cm" svg:height="0.846cm" svg:x="13.335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12" draw:text-style-name="P11" draw:layer="layout" svg:width="1.194cm" svg:height="1.042cm" svg:x="13.688cm" svg:y="10.415cm">
              <text:p text:style-name="P20"><text:span text:style-name="T21">4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custom-shape draw:name="Rectangle 30" draw:style-name="gr6" draw:text-style-name="P18" draw:layer="layout" svg:width="1.904cm" svg:height="0.846cm" svg:x="15.24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1" draw:style-name="gr12" draw:text-style-name="P11" draw:layer="layout" svg:width="1.194cm" svg:height="1.042cm" svg:x="15.593cm" svg:y="10.415cm">
              <text:p text:style-name="P20"><text:span text:style-name="T21">6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2" draw:style-name="gr6" draw:text-style-name="P18" draw:layer="layout" svg:width="1.904cm" svg:height="0.846cm" svg:x="17.145cm" svg:y="10.5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6" draw:text-style-name="P18" draw:layer="layout" svg:width="1.904cm" svg:height="0.846cm" svg:x="19.05cm" svg:y="10.5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g draw:name="Group 35">
            <draw:custom-shape draw:name="Rectangle 36" draw:style-name="gr11" draw:text-style-name="P18" draw:layer="layout" svg:width="1.904cm" svg:height="0.846cm" svg:x="9.525cm" svg:y="11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12" draw:text-style-name="P11" draw:layer="layout" svg:width="1.935cm" svg:height="0.872cm" svg:x="9.512cm" svg:y="11.981cm">
              <text:p text:style-name="P19"><text:span text:style-name="T20">0x1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>
            <draw:custom-shape draw:name="Rectangle 39" draw:style-name="gr11" draw:text-style-name="P18" draw:layer="layout" svg:width="1.904cm" svg:height="0.846cm" svg:x="11.43cm" svg:y="11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12" draw:text-style-name="P11" draw:layer="layout" svg:width="1.935cm" svg:height="0.872cm" svg:x="11.417cm" svg:y="11.981cm">
              <text:p text:style-name="P19"><text:span text:style-name="T20">0x1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>
            <draw:custom-shape draw:name="Rectangle 42" draw:style-name="gr11" draw:text-style-name="P18" draw:layer="layout" svg:width="1.904cm" svg:height="0.846cm" svg:x="13.335cm" svg:y="11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12" draw:text-style-name="P11" draw:layer="layout" svg:width="1.935cm" svg:height="0.872cm" svg:x="13.322cm" svg:y="11.981cm">
              <text:p text:style-name="P19"><text:span text:style-name="T20">0x10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4">
            <draw:custom-shape draw:name="Rectangle 45" draw:style-name="gr11" draw:text-style-name="P18" draw:layer="layout" svg:width="1.904cm" svg:height="0.846cm" svg:x="15.24cm" svg:y="11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6" draw:style-name="gr12" draw:text-style-name="P11" draw:layer="layout" svg:width="1.935cm" svg:height="0.872cm" svg:x="15.227cm" svg:y="11.981cm">
              <text:p text:style-name="P19"><text:span text:style-name="T20">0x1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7" draw:style-name="gr6" draw:text-style-name="P18" draw:layer="layout" svg:width="1.904cm" svg:height="0.846cm" svg:x="5.715cm" svg:y="12.8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6" draw:text-style-name="P18" draw:layer="layout" svg:width="1.904cm" svg:height="0.846cm" svg:x="7.62cm" svg:y="12.8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9">
            <draw:custom-shape draw:name="Rectangle 50" draw:style-name="gr6" draw:text-style-name="P18" draw:layer="layout" svg:width="1.904cm" svg:height="0.846cm" svg:x="9.525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1" draw:style-name="gr12" draw:text-style-name="P11" draw:layer="layout" svg:width="1.194cm" svg:height="1.042cm" svg:x="9.878cm" svg:y="12.744cm">
              <text:p text:style-name="P20"><text:span text:style-name="T21">6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2">
            <draw:custom-shape draw:name="Rectangle 53" draw:style-name="gr6" draw:text-style-name="P18" draw:layer="layout" svg:width="1.904cm" svg:height="0.846cm" svg:x="11.43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4" draw:style-name="gr12" draw:text-style-name="P11" draw:layer="layout" svg:width="1.194cm" svg:height="1.042cm" svg:x="11.783cm" svg:y="12.744cm">
              <text:p text:style-name="P20"><text:span text:style-name="T21">4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">
            <draw:custom-shape draw:name="Rectangle 56" draw:style-name="gr6" draw:text-style-name="P18" draw:layer="layout" svg:width="1.904cm" svg:height="0.846cm" svg:x="13.335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7" draw:style-name="gr12" draw:text-style-name="P11" draw:layer="layout" svg:width="1.194cm" svg:height="1.042cm" svg:x="13.688cm" svg:y="12.744cm">
              <text:p text:style-name="P20"><text:span text:style-name="T21">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>
            <draw:custom-shape draw:name="Rectangle 59" draw:style-name="gr6" draw:text-style-name="P18" draw:layer="layout" svg:width="1.904cm" svg:height="0.846cm" svg:x="15.24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0" draw:style-name="gr12" draw:text-style-name="P11" draw:layer="layout" svg:width="1.194cm" svg:height="1.042cm" svg:x="15.593cm" svg:y="12.744cm">
              <text:p text:style-name="P20"><text:span text:style-name="T2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1" draw:style-name="gr6" draw:text-style-name="P18" draw:layer="layout" svg:width="1.904cm" svg:height="0.846cm" svg:x="17.145cm" svg:y="12.8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6" draw:text-style-name="P18" draw:layer="layout" svg:width="1.904cm" svg:height="0.846cm" svg:x="19.05cm" svg:y="12.8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3" draw:style-name="gr13" draw:text-style-name="P11" draw:layer="layout" svg:width="4.973cm" svg:height="0.916cm" svg:x="2.328cm" svg:y="9.454cm">
          <text:p text:style-name="P24"><text:span text:style-name="T22">Big Endi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3" draw:text-style-name="P11" draw:layer="layout" svg:width="4.973cm" svg:height="0.916cm" svg:x="2.328cm" svg:y="11.783cm">
          <text:p text:style-name="P24"><text:span text:style-name="T22">Little Endi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5" xml:id="id1" draw:id="id1">
          <draw:g draw:name="Group 66">
            <draw:custom-shape draw:name="Rectangle 67" draw:style-name="gr14" draw:text-style-name="P21" draw:layer="layout" svg:width="1.904cm" svg:height="0.846cm" svg:x="9.525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10" draw:text-style-name="P11" draw:layer="layout" svg:width="1.071cm" svg:height="0.969cm" svg:x="9.939cm" svg:y="10.451cm">
              <text:p text:style-name="P15"><text:span text:style-name="T10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>
            <draw:custom-shape draw:name="Rectangle 70" draw:style-name="gr14" draw:text-style-name="P21" draw:layer="layout" svg:width="1.904cm" svg:height="0.846cm" svg:x="11.43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1" draw:style-name="gr10" draw:text-style-name="P11" draw:layer="layout" svg:width="1.071cm" svg:height="0.969cm" svg:x="11.844cm" svg:y="10.451cm">
              <text:p text:style-name="P15"><text:span text:style-name="T10">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2">
            <draw:custom-shape draw:name="Rectangle 73" draw:style-name="gr14" draw:text-style-name="P21" draw:layer="layout" svg:width="1.904cm" svg:height="0.846cm" svg:x="13.335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4" draw:style-name="gr10" draw:text-style-name="P11" draw:layer="layout" svg:width="1.071cm" svg:height="0.969cm" svg:x="13.749cm" svg:y="10.451cm">
              <text:p text:style-name="P15"><text:span text:style-name="T10">4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5">
            <draw:custom-shape draw:name="Rectangle 76" draw:style-name="gr14" draw:text-style-name="P21" draw:layer="layout" svg:width="1.904cm" svg:height="0.846cm" svg:x="15.24cm" svg:y="10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10" draw:text-style-name="P11" draw:layer="layout" svg:width="1.071cm" svg:height="0.969cm" svg:x="15.654cm" svg:y="10.451cm">
              <text:p text:style-name="P15"><text:span text:style-name="T10">6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78" xml:id="id2" draw:id="id2">
          <draw:g draw:name="Group 79">
            <draw:custom-shape draw:name="Rectangle 80" draw:style-name="gr14" draw:text-style-name="P21" draw:layer="layout" svg:width="1.904cm" svg:height="0.846cm" svg:x="9.525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1" draw:style-name="gr10" draw:text-style-name="P11" draw:layer="layout" svg:width="1.071cm" svg:height="0.969cm" svg:x="9.939cm" svg:y="12.78cm">
              <text:p text:style-name="P15"><text:span text:style-name="T10">6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" draw:text-style-name="P21" draw:layer="layout" svg:width="1.904cm" svg:height="0.846cm" svg:x="11.43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4" draw:style-name="gr10" draw:text-style-name="P11" draw:layer="layout" svg:width="1.071cm" svg:height="0.969cm" svg:x="11.844cm" svg:y="12.78cm">
              <text:p text:style-name="P15"><text:span text:style-name="T10">4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5">
            <draw:custom-shape draw:name="Rectangle 86" draw:style-name="gr14" draw:text-style-name="P21" draw:layer="layout" svg:width="1.904cm" svg:height="0.846cm" svg:x="13.335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7" draw:style-name="gr10" draw:text-style-name="P11" draw:layer="layout" svg:width="1.071cm" svg:height="0.969cm" svg:x="13.749cm" svg:y="12.78cm">
              <text:p text:style-name="P15"><text:span text:style-name="T10">2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8">
            <draw:custom-shape draw:name="Rectangle 89" draw:style-name="gr14" draw:text-style-name="P21" draw:layer="layout" svg:width="1.904cm" svg:height="0.846cm" svg:x="15.24cm" svg:y="12.8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0" draw:style-name="gr10" draw:text-style-name="P11" draw:layer="layout" svg:width="1.071cm" svg:height="0.969cm" svg:x="15.654cm" svg:y="12.78cm">
              <text:p text:style-name="P15"><text:span text:style-name="T10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8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presenting Integers" draw:style-name="dp1" draw:master-page-name="Title_20_and_20_Content" presentation:presentation-page-layout-name="AL2T11">
        <draw:custom-shape draw:name="Rectangle 1" draw:style-name="gr15" draw:text-style-name="P25" draw:layer="layout" svg:width="12.17cm" svg:height="8.748cm" svg:x="12.31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5" draw:text-style-name="P25" draw:layer="layout" svg:width="7.584cm" svg:height="5.114cm" svg:x="2.081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25" draw:layer="layout" svg:width="7.584cm" svg:height="5.114cm" svg:x="2.081cm" svg:y="6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epresenting Integers</text:span></text:p>
          </draw:text-box>
        </draw:frame>
        <draw:custom-shape draw:name="Rectangle 7" draw:style-name="gr16" draw:text-style-name="P21" draw:layer="layout" svg:width="11.041cm" svg:height="3.597cm" svg:x="14.111cm" svg:y="0.811cm">
          <text:p text:style-name="P26"><text:span text:style-name="T13">Decimal:</text:span><text:span text:style-name="T13"><text:tab/></text:span><text:span text:style-name="T10">15213</text:span></text:p>
          <text:p text:style-name="P26"><text:span text:style-name="T13">Binary:</text:span><text:span text:style-name="T10"> <text:s/></text:span><text:span text:style-name="T10"><text:tab/></text:span><text:span text:style-name="T10">0011 1011 0110 1101</text:span></text:p>
          <text:p text:style-name="P26"><text:span text:style-name="T13">Hex:</text:span><text:span text:style-name="T10"> <text:s/></text:span><text:span text:style-name="T10"><text:tab/></text:span><text:span text:style-name="T10"> <text:s/>3 <text:s text:c="3"/>B <text:s text:c="3"/>6 <text:s text:c="3"/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g draw:name="Group 9">
            <draw:g draw:name="Group 10">
              <draw:custom-shape draw:name="Rectangle 11" draw:style-name="gr6" draw:text-style-name="P18" draw:layer="layout" svg:width="1.692cm" svg:height="0.846cm" svg:x="2.681cm" svg:y="7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" draw:style-name="gr12" draw:text-style-name="P11" draw:layer="layout" svg:width="1.283cm" svg:height="1.042cm" svg:x="2.884cm" svg:y="7.311cm">
                <text:p text:style-name="P20"><text:span text:style-name="T10">6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3">
              <draw:custom-shape draw:name="Rectangle 14" draw:style-name="gr6" draw:text-style-name="P18" draw:layer="layout" svg:width="1.692cm" svg:height="0.846cm" svg:x="2.681cm" svg:y="8.2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" draw:style-name="gr12" draw:text-style-name="P11" draw:layer="layout" svg:width="1.228cm" svg:height="1.042cm" svg:x="2.911cm" svg:y="8.157cm">
                <text:p text:style-name="P20"><text:span text:style-name="T10">3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6">
              <draw:custom-shape draw:name="Rectangle 17" draw:style-name="gr6" draw:text-style-name="P18" draw:layer="layout" svg:width="1.692cm" svg:height="0.846cm" svg:x="2.681cm" svg:y="9.10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" draw:style-name="gr12" draw:text-style-name="P11" draw:layer="layout" svg:width="1.194cm" svg:height="1.042cm" svg:x="2.928cm" svg:y="9.004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9">
              <draw:custom-shape draw:name="Rectangle 20" draw:style-name="gr6" draw:text-style-name="P18" draw:layer="layout" svg:width="1.692cm" svg:height="0.846cm" svg:x="2.681cm" svg:y="9.9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" draw:style-name="gr12" draw:text-style-name="P11" draw:layer="layout" svg:width="1.194cm" svg:height="1.042cm" svg:x="2.928cm" svg:y="9.851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22" draw:style-name="gr7" draw:text-style-name="P11" draw:layer="layout" svg:width="4.056cm" svg:height="1.045cm" svg:x="2.068cm" svg:y="6.134cm">
            <text:p text:style-name="P19"><text:span text:style-name="T13">IA32, x86-6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g draw:name="Group 24">
            <draw:g draw:name="Group 25">
              <draw:custom-shape draw:name="Rectangle 26" draw:style-name="gr6" draw:text-style-name="P18" draw:layer="layout" svg:width="1.692cm" svg:height="0.846cm" svg:x="7.338cm" svg:y="9.10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7" draw:style-name="gr12" draw:text-style-name="P11" draw:layer="layout" svg:width="1.228cm" svg:height="1.042cm" svg:x="7.568cm" svg:y="9.004cm">
                <text:p text:style-name="P20"><text:span text:style-name="T10">3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28">
              <draw:custom-shape draw:name="Rectangle 29" draw:style-name="gr6" draw:text-style-name="P18" draw:layer="layout" svg:width="1.692cm" svg:height="0.846cm" svg:x="7.338cm" svg:y="9.9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0" draw:style-name="gr12" draw:text-style-name="P11" draw:layer="layout" svg:width="1.283cm" svg:height="1.042cm" svg:x="7.541cm" svg:y="9.851cm">
                <text:p text:style-name="P20"><text:span text:style-name="T10">6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31">
              <draw:custom-shape draw:name="Rectangle 32" draw:style-name="gr6" draw:text-style-name="P18" draw:layer="layout" svg:width="1.692cm" svg:height="0.846cm" svg:x="7.338cm" svg:y="7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3" draw:style-name="gr12" draw:text-style-name="P11" draw:layer="layout" svg:width="1.194cm" svg:height="1.042cm" svg:x="7.585cm" svg:y="7.311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34">
              <draw:custom-shape draw:name="Rectangle 35" draw:style-name="gr6" draw:text-style-name="P18" draw:layer="layout" svg:width="1.692cm" svg:height="0.846cm" svg:x="7.338cm" svg:y="8.2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6" draw:style-name="gr12" draw:text-style-name="P11" draw:layer="layout" svg:width="1.194cm" svg:height="1.042cm" svg:x="7.585cm" svg:y="8.157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37" draw:style-name="gr7" draw:text-style-name="P11" draw:layer="layout" svg:width="1.596cm" svg:height="1.045cm" svg:x="7.441cm" svg:y="6.134cm">
            <text:p text:style-name="P20"><text:span text:style-name="T13">Su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 xml:id="id3" draw:id="id3">
          <draw:line draw:name="Line 39" draw:style-name="gr17" draw:text-style-name="P11" draw:layer="layout" svg:x1="4.374cm" svg:y1="7.831cm" svg:x2="7.337cm" svg:y2="10.371cm">
            <text:p/>
          </draw:line>
          <draw:line draw:name="Line 40" draw:style-name="gr17" draw:text-style-name="P11" draw:layer="layout" svg:x1="4.374cm" svg:y1="8.678cm" svg:x2="7.337cm" svg:y2="9.525cm">
            <text:p/>
          </draw:line>
          <draw:line draw:name="Line 41" draw:style-name="gr17" draw:text-style-name="P11" draw:layer="layout" svg:x1="4.374cm" svg:y1="9.525cm" svg:x2="7.337cm" svg:y2="8.678cm">
            <text:p/>
          </draw:line>
          <draw:line draw:name="Line 42" draw:style-name="gr17" draw:text-style-name="P11" draw:layer="layout" svg:x1="4.374cm" svg:y1="10.371cm" svg:x2="7.337cm" svg:y2="7.831cm">
            <text:p/>
          </draw:line>
        </draw:g>
        <draw:custom-shape draw:name="Rectangle 43" draw:style-name="gr18" draw:text-style-name="P11" draw:layer="layout" svg:width="8.466cm" svg:height="1.269cm" svg:x="0.992cm" svg:y="4.868cm">
          <text:p text:style-name="P19"><text:span text:style-name="T23">int A = 15213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4">
          <draw:g draw:name="Group 45">
            <draw:g draw:name="Group 46">
              <draw:custom-shape draw:name="Rectangle 47" draw:style-name="gr6" draw:text-style-name="P18" draw:layer="layout" svg:width="1.692cm" svg:height="0.846cm" svg:x="2.716cm" svg:y="14.5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8" draw:style-name="gr12" draw:text-style-name="P11" draw:layer="layout" svg:width="1.194cm" svg:height="1.042cm" svg:x="2.963cm" svg:y="14.437cm">
                <text:p text:style-name="P20"><text:span text:style-name="T10">9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6" draw:text-style-name="P18" draw:layer="layout" svg:width="1.692cm" svg:height="0.846cm" svg:x="2.716cm" svg:y="15.38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1" draw:style-name="gr12" draw:text-style-name="P11" draw:layer="layout" svg:width="1.237cm" svg:height="1.042cm" svg:x="2.942cm" svg:y="15.284cm">
                <text:p text:style-name="P20"><text:span text:style-name="T10">C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2">
              <draw:custom-shape draw:name="Rectangle 53" draw:style-name="gr6" draw:text-style-name="P18" draw:layer="layout" svg:width="1.692cm" svg:height="0.846cm" svg:x="2.716cm" svg:y="16.22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4" draw:style-name="gr12" draw:text-style-name="P11" draw:layer="layout" svg:width="1.122cm" svg:height="1.042cm" svg:x="2.999cm" svg:y="16.13cm">
                <text:p text:style-name="P20"><text:span text:style-name="T10">F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5">
              <draw:custom-shape draw:name="Rectangle 56" draw:style-name="gr6" draw:text-style-name="P18" draw:layer="layout" svg:width="1.692cm" svg:height="0.846cm" svg:x="2.716cm" svg:y="17.07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7" draw:style-name="gr12" draw:text-style-name="P11" draw:layer="layout" svg:width="1.122cm" svg:height="1.042cm" svg:x="2.999cm" svg:y="16.977cm">
                <text:p text:style-name="P20"><text:span text:style-name="T10">F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58" draw:style-name="gr7" draw:text-style-name="P11" draw:layer="layout" svg:width="4.056cm" svg:height="1.045cm" svg:x="2.103cm" svg:y="13.26cm">
            <text:p text:style-name="P19"><text:span text:style-name="T13">IA32, x86-6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g draw:name="Group 60">
            <draw:g draw:name="Group 61">
              <draw:custom-shape draw:name="Rectangle 62" draw:style-name="gr6" draw:text-style-name="P18" draw:layer="layout" svg:width="1.692cm" svg:height="0.846cm" svg:x="7.373cm" svg:y="16.22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3" draw:style-name="gr12" draw:text-style-name="P11" draw:layer="layout" svg:width="1.237cm" svg:height="1.042cm" svg:x="7.599cm" svg:y="16.13cm">
                <text:p text:style-name="P20"><text:span text:style-name="T10">C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4">
              <draw:custom-shape draw:name="Rectangle 65" draw:style-name="gr6" draw:text-style-name="P18" draw:layer="layout" svg:width="1.692cm" svg:height="0.846cm" svg:x="7.373cm" svg:y="17.07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6" draw:style-name="gr12" draw:text-style-name="P11" draw:layer="layout" svg:width="1.194cm" svg:height="1.042cm" svg:x="7.62cm" svg:y="16.977cm">
                <text:p text:style-name="P20"><text:span text:style-name="T10">9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6" draw:text-style-name="P18" draw:layer="layout" svg:width="1.692cm" svg:height="0.846cm" svg:x="7.373cm" svg:y="14.5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9" draw:style-name="gr12" draw:text-style-name="P11" draw:layer="layout" svg:width="1.122cm" svg:height="1.042cm" svg:x="7.656cm" svg:y="14.437cm">
                <text:p text:style-name="P20"><text:span text:style-name="T10">F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0">
              <draw:custom-shape draw:name="Rectangle 71" draw:style-name="gr6" draw:text-style-name="P18" draw:layer="layout" svg:width="1.692cm" svg:height="0.846cm" svg:x="7.373cm" svg:y="15.38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2" draw:style-name="gr12" draw:text-style-name="P11" draw:layer="layout" svg:width="1.122cm" svg:height="1.042cm" svg:x="7.656cm" svg:y="15.284cm">
                <text:p text:style-name="P20"><text:span text:style-name="T10">F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73" draw:style-name="gr7" draw:text-style-name="P11" draw:layer="layout" svg:width="1.596cm" svg:height="1.045cm" svg:x="7.476cm" svg:y="13.26cm">
            <text:p text:style-name="P20"><text:span text:style-name="T13">Su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4" xml:id="id4" draw:id="id4">
          <draw:line draw:name="Line 75" draw:style-name="gr17" draw:text-style-name="P11" draw:layer="layout" svg:x1="4.409cm" svg:y1="14.957cm" svg:x2="7.373cm" svg:y2="17.497cm">
            <text:p/>
          </draw:line>
          <draw:line draw:name="Line 76" draw:style-name="gr17" draw:text-style-name="P11" draw:layer="layout" svg:x1="4.409cm" svg:y1="15.804cm" svg:x2="7.373cm" svg:y2="16.651cm">
            <text:p/>
          </draw:line>
          <draw:line draw:name="Line 77" draw:style-name="gr17" draw:text-style-name="P11" draw:layer="layout" svg:x1="4.409cm" svg:y1="16.651cm" svg:x2="7.373cm" svg:y2="15.804cm">
            <text:p/>
          </draw:line>
          <draw:line draw:name="Line 78" draw:style-name="gr17" draw:text-style-name="P11" draw:layer="layout" svg:x1="4.409cm" svg:y1="17.497cm" svg:x2="7.373cm" svg:y2="14.957cm">
            <text:p/>
          </draw:line>
        </draw:g>
        <draw:custom-shape draw:name="Rectangle 79" draw:style-name="gr7" draw:text-style-name="P11" draw:layer="layout" svg:width="10.626cm" svg:height="1.045cm" svg:x="10.647cm" svg:y="16.753cm">
          <text:p text:style-name="P19"><text:span text:style-name="T13">Two’s complement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19" draw:text-style-name="P11" draw:layer="layout" svg:x1="11.853cm" svg:y1="16.721cm" svg:x2="9.313cm" svg:y2="15.663cm">
          <text:p/>
        </draw:line>
        <draw:custom-shape draw:name="Rectangle 81" draw:style-name="gr18" draw:text-style-name="P11" draw:layer="layout" svg:width="8.466cm" svg:height="1.269cm" svg:x="0.988cm" svg:y="11.994cm">
          <text:p text:style-name="P19"><text:span text:style-name="T23">int B = -15213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8" draw:text-style-name="P11" draw:layer="layout" svg:width="10.371cm" svg:height="1.269cm" svg:x="11.536cm" svg:y="5.186cm">
          <text:p text:style-name="P19"><text:span text:style-name="T23">long int C = 15213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g draw:name="Group 84">
            <draw:custom-shape draw:name="Rectangle 85" draw:style-name="gr6" draw:text-style-name="P18" draw:layer="layout" svg:width="1.692cm" svg:height="0.846cm" svg:x="17.604cm" svg:y="11.3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6" draw:style-name="gr12" draw:text-style-name="P11" draw:layer="layout" svg:width="1.194cm" svg:height="1.042cm" svg:x="17.851cm" svg:y="11.227cm">
              <text:p text:style-name="P20"><text:span text:style-name="T10">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>
            <draw:custom-shape draw:name="Rectangle 88" draw:style-name="gr6" draw:text-style-name="P18" draw:layer="layout" svg:width="1.692cm" svg:height="0.846cm" svg:x="17.604cm" svg:y="12.1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9" draw:style-name="gr12" draw:text-style-name="P11" draw:layer="layout" svg:width="1.194cm" svg:height="1.042cm" svg:x="17.851cm" svg:y="12.073cm">
              <text:p text:style-name="P20"><text:span text:style-name="T10">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>
            <draw:custom-shape draw:name="Rectangle 91" draw:style-name="gr6" draw:text-style-name="P18" draw:layer="layout" svg:width="1.692cm" svg:height="0.846cm" svg:x="17.604cm" svg:y="13.0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2" draw:style-name="gr12" draw:text-style-name="P11" draw:layer="layout" svg:width="1.194cm" svg:height="1.042cm" svg:x="17.851cm" svg:y="12.92cm">
              <text:p text:style-name="P20"><text:span text:style-name="T10">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>
            <draw:custom-shape draw:name="Rectangle 94" draw:style-name="gr6" draw:text-style-name="P18" draw:layer="layout" svg:width="1.692cm" svg:height="0.846cm" svg:x="17.604cm" svg:y="13.8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5" draw:style-name="gr12" draw:text-style-name="P11" draw:layer="layout" svg:width="1.194cm" svg:height="1.042cm" svg:x="17.851cm" svg:y="13.767cm">
              <text:p text:style-name="P20"><text:span text:style-name="T10">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6">
          <draw:g draw:name="Group 97">
            <draw:g draw:name="Group 98">
              <draw:custom-shape draw:name="Rectangle 99" draw:style-name="gr6" draw:text-style-name="P18" draw:layer="layout" svg:width="1.695cm" svg:height="0.846cm" svg:x="17.6cm" svg:y="7.93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0" draw:style-name="gr12" draw:text-style-name="P11" draw:layer="layout" svg:width="1.283cm" svg:height="1.042cm" svg:x="17.805cm" svg:y="7.84cm">
                <text:p text:style-name="P20"><text:span text:style-name="T10">6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01">
              <draw:custom-shape draw:name="Rectangle 102" draw:style-name="gr6" draw:text-style-name="P18" draw:layer="layout" svg:width="1.695cm" svg:height="0.846cm" svg:x="17.6cm" svg:y="8.7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3" draw:style-name="gr12" draw:text-style-name="P11" draw:layer="layout" svg:width="1.228cm" svg:height="1.042cm" svg:x="17.832cm" svg:y="8.687cm">
                <text:p text:style-name="P20"><text:span text:style-name="T10">3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04">
              <draw:custom-shape draw:name="Rectangle 105" draw:style-name="gr6" draw:text-style-name="P18" draw:layer="layout" svg:width="1.695cm" svg:height="0.846cm" svg:x="17.6cm" svg:y="9.63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6" draw:style-name="gr12" draw:text-style-name="P11" draw:layer="layout" svg:width="1.194cm" svg:height="1.042cm" svg:x="17.849cm" svg:y="9.533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07">
              <draw:custom-shape draw:name="Rectangle 108" draw:style-name="gr6" draw:text-style-name="P18" draw:layer="layout" svg:width="1.695cm" svg:height="0.846cm" svg:x="17.6cm" svg:y="10.4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9" draw:style-name="gr12" draw:text-style-name="P11" draw:layer="layout" svg:width="1.194cm" svg:height="1.042cm" svg:x="17.849cm" svg:y="10.38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110" draw:style-name="gr7" draw:text-style-name="P11" draw:layer="layout" svg:width="2.363cm" svg:height="1.045cm" svg:x="16.986cm" svg:y="6.663cm">
            <text:p text:style-name="P19"><text:span text:style-name="T13">x86-6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1">
          <draw:g draw:name="Group 112">
            <draw:g draw:name="Group 113">
              <draw:custom-shape draw:name="Rectangle 114" draw:style-name="gr6" draw:text-style-name="P18" draw:layer="layout" svg:width="1.692cm" svg:height="0.846cm" svg:x="22.26cm" svg:y="9.63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15" draw:style-name="gr12" draw:text-style-name="P11" draw:layer="layout" svg:width="1.228cm" svg:height="1.042cm" svg:x="22.49cm" svg:y="9.533cm">
                <text:p text:style-name="P20"><text:span text:style-name="T10">3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16">
              <draw:custom-shape draw:name="Rectangle 117" draw:style-name="gr6" draw:text-style-name="P18" draw:layer="layout" svg:width="1.692cm" svg:height="0.846cm" svg:x="22.26cm" svg:y="10.4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18" draw:style-name="gr12" draw:text-style-name="P11" draw:layer="layout" svg:width="1.283cm" svg:height="1.042cm" svg:x="22.463cm" svg:y="10.38cm">
                <text:p text:style-name="P20"><text:span text:style-name="T10">6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19">
              <draw:custom-shape draw:name="Rectangle 120" draw:style-name="gr6" draw:text-style-name="P18" draw:layer="layout" svg:width="1.692cm" svg:height="0.846cm" svg:x="22.26cm" svg:y="7.93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1" draw:style-name="gr12" draw:text-style-name="P11" draw:layer="layout" svg:width="1.194cm" svg:height="1.042cm" svg:x="22.507cm" svg:y="7.84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22">
              <draw:custom-shape draw:name="Rectangle 123" draw:style-name="gr6" draw:text-style-name="P18" draw:layer="layout" svg:width="1.692cm" svg:height="0.846cm" svg:x="22.26cm" svg:y="8.7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4" draw:style-name="gr12" draw:text-style-name="P11" draw:layer="layout" svg:width="1.194cm" svg:height="1.042cm" svg:x="22.507cm" svg:y="8.687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125" draw:style-name="gr7" draw:text-style-name="P11" draw:layer="layout" svg:width="1.596cm" svg:height="1.045cm" svg:x="22.363cm" svg:y="6.663cm">
            <text:p text:style-name="P20"><text:span text:style-name="T13">Su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6" xml:id="id6" draw:id="id6">
          <draw:line draw:name="Line 127" draw:style-name="gr17" draw:text-style-name="P11" draw:layer="layout" svg:x1="19.296cm" svg:y1="8.36cm" svg:x2="22.26cm" svg:y2="10.9cm">
            <text:p/>
          </draw:line>
          <draw:line draw:name="Line 128" draw:style-name="gr17" draw:text-style-name="P11" draw:layer="layout" svg:x1="19.296cm" svg:y1="9.207cm" svg:x2="22.26cm" svg:y2="10.054cm">
            <text:p/>
          </draw:line>
          <draw:line draw:name="Line 129" draw:style-name="gr17" draw:text-style-name="P11" draw:layer="layout" svg:x1="19.296cm" svg:y1="10.054cm" svg:x2="22.26cm" svg:y2="9.207cm">
            <text:p/>
          </draw:line>
          <draw:line draw:name="Line 130" draw:style-name="gr17" draw:text-style-name="P11" draw:layer="layout" svg:x1="19.296cm" svg:y1="10.9cm" svg:x2="22.26cm" svg:y2="8.36cm">
            <text:p/>
          </draw:line>
        </draw:g>
        <draw:g draw:name="Group 131">
          <draw:g draw:name="Group 132">
            <draw:g draw:name="Group 133">
              <draw:custom-shape draw:name="Rectangle 134" draw:style-name="gr6" draw:text-style-name="P18" draw:layer="layout" svg:width="1.692cm" svg:height="0.846cm" svg:x="12.947cm" svg:y="7.93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35" draw:style-name="gr12" draw:text-style-name="P11" draw:layer="layout" svg:width="1.283cm" svg:height="1.042cm" svg:x="13.15cm" svg:y="7.84cm">
                <text:p text:style-name="P20"><text:span text:style-name="T10">6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36">
              <draw:custom-shape draw:name="Rectangle 137" draw:style-name="gr6" draw:text-style-name="P18" draw:layer="layout" svg:width="1.692cm" svg:height="0.846cm" svg:x="12.947cm" svg:y="8.7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38" draw:style-name="gr12" draw:text-style-name="P11" draw:layer="layout" svg:width="1.228cm" svg:height="1.042cm" svg:x="13.177cm" svg:y="8.687cm">
                <text:p text:style-name="P20"><text:span text:style-name="T10">3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39">
              <draw:custom-shape draw:name="Rectangle 140" draw:style-name="gr6" draw:text-style-name="P18" draw:layer="layout" svg:width="1.692cm" svg:height="0.846cm" svg:x="12.947cm" svg:y="9.63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41" draw:style-name="gr12" draw:text-style-name="P11" draw:layer="layout" svg:width="1.194cm" svg:height="1.042cm" svg:x="13.194cm" svg:y="9.533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42">
              <draw:custom-shape draw:name="Rectangle 143" draw:style-name="gr6" draw:text-style-name="P18" draw:layer="layout" svg:width="1.692cm" svg:height="0.846cm" svg:x="12.947cm" svg:y="10.4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44" draw:style-name="gr12" draw:text-style-name="P11" draw:layer="layout" svg:width="1.194cm" svg:height="1.042cm" svg:x="13.194cm" svg:y="10.38cm">
                <text:p text:style-name="P20"><text:span text:style-name="T10">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145" draw:style-name="gr7" draw:text-style-name="P11" draw:layer="layout" svg:width="1.732cm" svg:height="1.045cm" svg:x="12.329cm" svg:y="6.663cm">
            <text:p text:style-name="P19"><text:span text:style-name="T13">IA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6" xml:id="id5" draw:id="id5">
          <draw:line draw:name="Line 147" draw:style-name="gr17" draw:text-style-name="P11" draw:layer="layout" svg:x1="14.64cm" svg:y1="10.9cm" svg:x2="17.603cm" svg:y2="10.905cm">
            <text:p/>
          </draw:line>
          <draw:line draw:name="Line 148" draw:style-name="gr17" draw:text-style-name="P11" draw:layer="layout" svg:x1="14.64cm" svg:y1="9.207cm" svg:x2="17.603cm" svg:y2="9.211cm">
            <text:p/>
          </draw:line>
          <draw:line draw:name="Line 149" draw:style-name="gr17" draw:text-style-name="P11" draw:layer="layout" svg:x1="14.64cm" svg:y1="10.058cm" svg:x2="17.603cm" svg:y2="10.054cm">
            <text:p/>
          </draw:line>
          <draw:line draw:name="Line 150" draw:style-name="gr17" draw:text-style-name="P11" draw:layer="layout" svg:x1="14.64cm" svg:y1="8.365cm" svg:x2="17.603cm" svg:y2="8.36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9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amining Data Representations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Examining Data Representations</text:span></text:p>
          </draw:text-box>
        </draw:frame>
        <draw:frame draw:name="Rectangle 4" presentation:style-name="pr6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Code to Print Byte Representation of Dat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Casting pointer to unsigned char * allows treatment as a byte array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11" draw:layer="layout" svg:width="7.937cm" svg:height="2.68cm" svg:x="14.146cm" svg:y="14.742cm">
          <text:p text:style-name="P27"><text:span text:style-name="T24">Printf directives:</text:span></text:p>
          <text:p text:style-name="P27"><text:span text:style-name="T25">%p</text:span><text:span text:style-name="T24">:</text:span><text:span text:style-name="T24"><text:tab/></text:span><text:span text:style-name="T26">Print pointer</text:span></text:p>
          <text:p text:style-name="P27"><text:span text:style-name="T25">%x</text:span><text:span text:style-name="T24">:</text:span><text:span text:style-name="T24"><text:tab/></text:span><text:span text:style-name="T26">Print Hexadeci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28" draw:layer="layout" svg:width="18.732cm" svg:height="6.279cm" svg:x="3.316cm" svg:y="7.62cm">
          <text:p text:style-name="P19"><text:span text:style-name="T27"/></text:p>
          <text:p text:style-name="P19"><text:span text:style-name="T27">void show_bytes(unsigned char* start, size_t len) {</text:span></text:p>
          <text:p text:style-name="P19"><text:span text:style-name="T27"><text:s text:c="2"/></text:span><text:span text:style-name="T27">size_t i;</text:span></text:p>
          <text:p text:style-name="P19"><text:span text:style-name="T27"><text:s text:c="2"/></text:span><text:span text:style-name="T27">for (i = 0; i &lt; len; i++)</text:span></text:p>
          <text:p text:style-name="P19"><text:span text:style-name="T27"><text:s text:c="4"/></text:span><text:span text:style-name="T27">printf(”%p\t0x%.2x\n",start+i, start[i]);</text:span></text:p>
          <text:p text:style-name="P19"><text:span text:style-name="T27"><text:s text:c="2"/></text:span><text:span text:style-name="T27">printf("\n");</text:span></text:p>
          <text:p text:style-name="P19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0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how_bytes Execution Example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28">show_bytes</text:span><text:span text:style-name="T29"> Execution Example</text:span></text:p>
          </draw:text-box>
        </draw:frame>
        <draw:custom-shape draw:name="Rectangle 4" draw:style-name="gr22" draw:text-style-name="P21" draw:layer="layout" svg:width="20.072cm" svg:height="3.809cm" svg:x="2.646cm" svg:y="4.022cm">
          <text:p text:style-name="P29"><text:span text:style-name="T30">int a = 15213;</text:span></text:p>
          <text:p text:style-name="P29"><text:span text:style-name="T30">printf("int a = 15213;\n");</text:span></text:p>
          <text:p text:style-name="P29"><text:span text:style-name="T30">show_bytes((pointer) &amp;a, sizeof(int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11" draw:layer="layout" svg:width="9.023cm" svg:height="1.017cm" svg:x="6.951cm" svg:y="8.899cm">
          <text:p text:style-name="P30"><text:span text:style-name="T31">Result (Linux x86-64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" draw:text-style-name="P31" draw:layer="layout" svg:width="9.277cm" svg:height="6.278cm" svg:x="6.879cm" svg:y="10.372cm">
          <text:p text:style-name="P29"><text:span text:style-name="T30">int a = 15213;</text:span></text:p>
          <text:p text:style-name="P29"><text:span text:style-name="T30">0x7fffb7f71dbc</text:span><text:span text:style-name="T30"><text:tab/></text:span><text:span text:style-name="T30">6d</text:span></text:p>
          <text:p text:style-name="P29"><text:span text:style-name="T30">0x7fffb7f71dbd</text:span><text:span text:style-name="T30"><text:tab/></text:span><text:span text:style-name="T30">3b</text:span></text:p>
          <text:p text:style-name="P29"><text:span text:style-name="T30">0x7fffb7f71dbe</text:span><text:span text:style-name="T30"><text:tab/></text:span><text:span text:style-name="T30">00</text:span></text:p>
          <text:p text:style-name="P29"><text:span text:style-name="T30">0x7fffb7f71dbf</text:span><text:span text:style-name="T30"><text:tab/></text:span><text:span text:style-name="T30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1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presenting Pointers" draw:style-name="dp1" draw:master-page-name="Title_20_and_20_Content" presentation:presentation-page-layout-name="AL2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epresenting Pointers</text:span></text:p>
          </draw:text-box>
        </draw:frame>
        <draw:custom-shape draw:name="Rectangle 4" draw:style-name="gr25" draw:text-style-name="P32" draw:layer="layout" svg:width="18.034cm" svg:height="1.869cm" svg:x="0.762cm" svg:y="11.085cm">
          <text:p text:style-name="P19"><text:span text:style-name="T32">Different compilers &amp; machines assign different locations to objects.</text:span></text:p>
          <text:p text:style-name="P19"><text:span text:style-name="T32"/></text:p>
          <text:p text:style-name="P19"><text:span text:style-name="T32">Even get different results each time run pr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21" draw:layer="layout" svg:width="6.353cm" svg:height="1.695cm" svg:x="1.176cm" svg:y="3.793cm">
          <text:p text:style-name="P19"><text:span text:style-name="T30">int B = -15213;</text:span></text:p>
          <text:p text:style-name="P19"><text:span text:style-name="T30">int *P = &amp;B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1" draw:layer="layout" svg:width="2.363cm" svg:height="1.045cm" svg:x="19.227cm" svg:y="4.412cm">
          <text:p text:style-name="P19"><text:span text:style-name="T13">x86-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1" draw:layer="layout" svg:width="1.596cm" svg:height="1.045cm" svg:x="13.102cm" svg:y="4.412cm">
          <text:p text:style-name="P20"><text:span text:style-name="T13">S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1" draw:layer="layout" svg:width="1.732cm" svg:height="1.045cm" svg:x="16.306cm" svg:y="4.412cm">
          <text:p text:style-name="P20"><text:span text:style-name="T13">IA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9" draw:style-name="standard" draw:layer="layout" svg:width="1.762cm" svg:height="4.231cm" svg:x="13.114cm" svg:y="5.505cm">
          <table:table>
            <table:table-column table:style-name="co4"/>
            <table:table-row table:style-name="ro4">
              <table:table-cell table:style-name="ce4">
                <text:p text:style-name="P23"><text:span text:style-name="T33">EF</text:span></text:p>
              </table:table-cell>
            </table:table-row>
            <table:table-row table:style-name="ro4">
              <table:table-cell table:style-name="ce4">
                <text:p text:style-name="P23"><text:span text:style-name="T33">FF</text:span></text:p>
              </table:table-cell>
            </table:table-row>
            <table:table-row table:style-name="ro4">
              <table:table-cell table:style-name="ce4">
                <text:p text:style-name="P23"><text:span text:style-name="T33">FB</text:span></text:p>
              </table:table-cell>
            </table:table-row>
            <table:table-row table:style-name="ro4">
              <table:table-cell table:style-name="ce4">
                <text:p text:style-name="P23"><text:span text:style-name="T33">2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roup 27" draw:style-name="standard" draw:layer="layout" svg:width="1.762cm" svg:height="4.231cm" svg:x="16.324cm" svg:y="5.505cm">
          <table:table>
            <table:table-column table:style-name="co4"/>
            <table:table-row table:style-name="ro4">
              <table:table-cell table:style-name="ce5">
                <text:p text:style-name="P23"><text:span text:style-name="T33">AC</text:span></text:p>
              </table:table-cell>
            </table:table-row>
            <table:table-row table:style-name="ro4">
              <table:table-cell table:style-name="ce5">
                <text:p text:style-name="P23"><text:span text:style-name="T33">28</text:span></text:p>
              </table:table-cell>
            </table:table-row>
            <table:table-row table:style-name="ro4">
              <table:table-cell table:style-name="ce5">
                <text:p text:style-name="P23"><text:span text:style-name="T33">F5</text:span></text:p>
              </table:table-cell>
            </table:table-row>
            <table:table-row table:style-name="ro4">
              <table:table-cell table:style-name="ce5">
                <text:p text:style-name="P23"><text:span text:style-name="T33">F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45" draw:style-name="standard" draw:layer="layout" svg:width="1.762cm" svg:height="8.465cm" svg:x="19.534cm" svg:y="5.505cm">
          <table:table>
            <table:table-column table:style-name="co4"/>
            <table:table-row table:style-name="ro4">
              <table:table-cell table:style-name="ce6">
                <text:p text:style-name="P23"><text:span text:style-name="T33">3C</text:span></text:p>
              </table:table-cell>
            </table:table-row>
            <table:table-row table:style-name="ro4">
              <table:table-cell table:style-name="ce6">
                <text:p text:style-name="P23"><text:span text:style-name="T33">1B</text:span></text:p>
              </table:table-cell>
            </table:table-row>
            <table:table-row table:style-name="ro4">
              <table:table-cell table:style-name="ce6">
                <text:p text:style-name="P23"><text:span text:style-name="T33">FE</text:span></text:p>
              </table:table-cell>
            </table:table-row>
            <table:table-row table:style-name="ro4">
              <table:table-cell table:style-name="ce6">
                <text:p text:style-name="P23"><text:span text:style-name="T33">82</text:span></text:p>
              </table:table-cell>
            </table:table-row>
            <table:table-row table:style-name="ro4">
              <table:table-cell table:style-name="ce6">
                <text:p text:style-name="P23"><text:span text:style-name="T33">FD</text:span></text:p>
              </table:table-cell>
            </table:table-row>
            <table:table-row table:style-name="ro4">
              <table:table-cell table:style-name="ce6">
                <text:p text:style-name="P23"><text:span text:style-name="T33">7F</text:span></text:p>
              </table:table-cell>
            </table:table-row>
            <table:table-row table:style-name="ro4">
              <table:table-cell table:style-name="ce6">
                <text:p text:style-name="P23"><text:span text:style-name="T33">00</text:span></text:p>
              </table:table-cell>
            </table:table-row>
            <table:table-row table:style-name="ro5">
              <table:table-cell table:style-name="ce6">
                <text:p text:style-name="P23"><text:span text:style-name="T33">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4" draw:style-name="gr27" draw:text-style-name="P32" draw:layer="layout" svg:width="24.552cm" svg:height="1.869cm" svg:x="8.936cm" svg:y="17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2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presenting Strings" draw:style-name="dp1" draw:master-page-name="Title_20_and_20_Content" presentation:presentation-page-layout-name="AL2T11">
        <draw:custom-shape draw:name="Rectangle 3" draw:style-name="gr28" draw:text-style-name="P21" draw:layer="layout" svg:width="10.865cm" svg:height="1.269cm" svg:x="13.864cm" svg:y="3.351cm">
          <text:p text:style-name="P33"><text:span text:style-name="T30">char S[6] = "18213"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epresenting Strings</text:span></text:p>
          </draw:text-box>
        </draw:frame>
        <draw:frame draw:name="Rectangle 4" presentation:style-name="pr6" draw:text-style-name="P11" draw:layer="layout" svg:width="21.933cm" svg:height="13.81cm" svg:x="1.102cm" svg:y="3.969cm" presentation:class="outline" presentation:user-transformed="true">
          <draw:text-box>
            <text:list text:style-name="L3">
              <text:list-item>
                <text:p text:style-name="P10"><text:span text:style-name="T7">Strings in 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Represented by array of characters</text:span></text:p>
                  </text:list-item>
                  <text:list-item>
                    <text:p text:style-name="P13"><text:span text:style-name="T2">Each character encoded in ASCII forma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2">Standard 7-bit encoding of character set</text:span></text:p>
                      </text:list-item>
                      <text:list-item>
                        <text:p text:style-name="P13"><text:span text:style-name="T2">Character “0” has code 0x30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2">Digit </text:span><text:span text:style-name="T34">i</text:span><text:span text:style-name="T35"> <text:s/>has code 0x30+</text:span><text:span text:style-name="T34">i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35">String should be null-terminated</text:span></text:p>
                    <text:list>
                      <text:list-item>
                        <text:p text:style-name="P13"><text:span text:style-name="T35">Final character = 0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6">Compatibility</text:span></text:p>
                <text:list>
                  <text:list-item>
                    <text:p text:style-name="P13"><text:span text:style-name="T35">Byte ordering not an issue</text:span></text:p>
                  </text:list-item>
                </text:list>
              </text:list-item>
            </text:list>
          </draw:text-box>
        </draw:frame>
        <draw:custom-shape draw:name="Rectangle 5" draw:style-name="gr7" draw:text-style-name="P11" draw:layer="layout" svg:width="1.732cm" svg:height="1.045cm" svg:x="17.648cm" svg:y="9.144cm">
          <text:p text:style-name="P20"><text:span text:style-name="T13">IA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1" draw:layer="layout" svg:width="1.596cm" svg:height="1.045cm" svg:x="22.209cm" svg:y="9.144cm">
          <text:p text:style-name="P20"><text:span text:style-name="T13">S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line draw:name="Line 8" draw:style-name="gr17" draw:text-style-name="P11" draw:layer="layout" svg:x1="19.53cm" svg:y1="10.77cm" svg:x2="22.07cm" svg:y2="10.775cm">
            <text:p/>
          </draw:line>
          <draw:line draw:name="Line 9" draw:style-name="gr17" draw:text-style-name="P11" draw:layer="layout" svg:x1="19.53cm" svg:y1="11.829cm" svg:x2="22.07cm" svg:y2="11.833cm">
            <text:p/>
          </draw:line>
          <draw:line draw:name="Line 10" draw:style-name="gr17" draw:text-style-name="P11" draw:layer="layout" svg:x1="19.53cm" svg:y1="12.887cm" svg:x2="22.07cm" svg:y2="12.892cm">
            <text:p/>
          </draw:line>
          <draw:line draw:name="Line 11" draw:style-name="gr17" draw:text-style-name="P11" draw:layer="layout" svg:x1="19.53cm" svg:y1="13.945cm" svg:x2="22.07cm" svg:y2="13.95cm">
            <text:p/>
          </draw:line>
          <draw:line draw:name="Line 12" draw:style-name="gr17" draw:text-style-name="P11" draw:layer="layout" svg:x1="19.53cm" svg:y1="15.004cm" svg:x2="22.07cm" svg:y2="15.008cm">
            <text:p/>
          </draw:line>
          <draw:line draw:name="Line 13" draw:style-name="gr17" draw:text-style-name="P11" draw:layer="layout" svg:x1="19.53cm" svg:y1="16.062cm" svg:x2="22.07cm" svg:y2="16.067cm">
            <text:p/>
          </draw:line>
        </draw:g>
        <draw:frame draw:name="Group 14" draw:style-name="standard" draw:layer="layout" svg:width="1.762cm" svg:height="6.348cm" svg:x="17.74cm" svg:y="10.312cm">
          <table:table>
            <table:table-column table:style-name="co4"/>
            <table:table-row table:style-name="ro4">
              <table:table-cell table:style-name="ce6">
                <text:p text:style-name="P23"><text:span text:style-name="T33">31</text:span></text:p>
              </table:table-cell>
            </table:table-row>
            <table:table-row table:style-name="ro4">
              <table:table-cell table:style-name="ce6">
                <text:p text:style-name="P23"><text:span text:style-name="T33">38</text:span></text:p>
              </table:table-cell>
            </table:table-row>
            <table:table-row table:style-name="ro4">
              <table:table-cell table:style-name="ce6">
                <text:p text:style-name="P23"><text:span text:style-name="T33">32</text:span></text:p>
              </table:table-cell>
            </table:table-row>
            <table:table-row table:style-name="ro4">
              <table:table-cell table:style-name="ce6">
                <text:p text:style-name="P23"><text:span text:style-name="T33">31</text:span></text:p>
              </table:table-cell>
            </table:table-row>
            <table:table-row table:style-name="ro4">
              <table:table-cell table:style-name="ce6">
                <text:p text:style-name="P23"><text:span text:style-name="T33">33</text:span></text:p>
              </table:table-cell>
            </table:table-row>
            <table:table-row table:style-name="ro6">
              <table:table-cell table:style-name="ce6">
                <text:p text:style-name="P23"><text:span text:style-name="T33">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40" draw:style-name="standard" draw:layer="layout" svg:width="1.762cm" svg:height="6.348cm" svg:x="22.114cm" svg:y="10.312cm">
          <table:table>
            <table:table-column table:style-name="co4"/>
            <table:table-row table:style-name="ro4">
              <table:table-cell table:style-name="ce6">
                <text:p text:style-name="P23"><text:span text:style-name="T33">31</text:span></text:p>
              </table:table-cell>
            </table:table-row>
            <table:table-row table:style-name="ro4">
              <table:table-cell table:style-name="ce6">
                <text:p text:style-name="P23"><text:span text:style-name="T33">38</text:span></text:p>
              </table:table-cell>
            </table:table-row>
            <table:table-row table:style-name="ro4">
              <table:table-cell table:style-name="ce6">
                <text:p text:style-name="P23"><text:span text:style-name="T33">32</text:span></text:p>
              </table:table-cell>
            </table:table-row>
            <table:table-row table:style-name="ro4">
              <table:table-cell table:style-name="ce6">
                <text:p text:style-name="P23"><text:span text:style-name="T33">31</text:span></text:p>
              </table:table-cell>
            </table:table-row>
            <table:table-row table:style-name="ro4">
              <table:table-cell table:style-name="ce6">
                <text:p text:style-name="P23"><text:span text:style-name="T33">33</text:span></text:p>
              </table:table-cell>
            </table:table-row>
            <table:table-row table:style-name="ro6">
              <table:table-cell table:style-name="ce6">
                <text:p text:style-name="P23"><text:span text:style-name="T33">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1" draw:layer="layout" svg:width="13.313cm" svg:height="9.985cm" svg:x="3.485cm" svg:y="2.023cm" draw:page-number="13" presentation:class="page"/>
          <draw:frame presentation:style-name="pr9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 Narrow3" svg:font-family="'Arial Narrow'"/>
    <style:font-face style:name="Arial Narrow Bold" svg:font-family="'Arial Narrow Bold'"/>
    <style:font-face style:name="Calibri2" svg:font-family="Calibri"/>
    <style:font-face style:name="Calibri Bold" svg:font-family="'Calibri Bold'"/>
    <style:font-face style:name="Calibri Italic1" svg:font-family="'Calibri Italic'"/>
    <style:font-face style:name="Courier New1" svg:font-family="'Courier New'"/>
    <style:font-face style:name="Courier New Bold" svg:font-family="'Courier New Bold'"/>
    <style:font-face style:name="Helvetica1" svg:font-family="Helvetica"/>
    <style:font-face style:name="Monaco" svg:font-family="Monaco"/>
    <style:font-face style:name="ＭＳ ゴシック1" svg:font-family="'ＭＳ ゴシック'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Arial Narrow2" svg:font-family="'Arial Narrow'" style:font-pitch="variable"/>
    <style:font-face style:name="Arial Narrow Bold1" svg:font-family="'Arial Narrow Bold'" style:font-pitch="variable"/>
    <style:font-face style:name="Calibri3" svg:font-family="Calibri" style:font-pitch="variable"/>
    <style:font-face style:name="Calibri Bold1" svg:font-family="'Calibri Bold'" style:font-pitch="variable"/>
    <style:font-face style:name="Calibri Italic" svg:font-family="'Calibri Italic'" style:font-pitch="variable"/>
    <style:font-face style:name="Courier New" svg:font-family="'Courier New'" style:font-pitch="variable"/>
    <style:font-face style:name="Courier New Bold1" svg:font-family="'Courier New Bold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onaco1" svg:font-family="Monaco" style:font-pitch="variable"/>
    <style:font-face style:name="Noto Sans CJK JP Regular1" svg:font-family="'Noto Sans CJK JP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744cm" svg:x="24.015cm" svg:y="18.36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744cm" svg:x="24.015cm" svg:y="18.36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7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 1st Lecture, Jan. 12th</dc:title>
    <meta:initial-creator>Markus Pueschel</meta:initial-creator>
    <dc:description>Redesign of slides created by Randal E. Bryant and David R. O'Hallaron</dc:description>
    <meta:editing-cycles>154</meta:editing-cycles>
    <meta:print-date>2014-08-28T06:23:39</meta:print-date>
    <meta:creation-date>2017-09-07T09:37:11</meta:creation-date>
    <dc:date>2021-08-30T16:38:20.821512287</dc:date>
    <meta:editing-duration>P10DT7H18M14S</meta:editing-duration>
    <meta:generator>LibreOffice/7.0.6.2$Linux_X86_64 LibreOffice_project/00$Build-2</meta:generator>
    <meta:document-statistic meta:object-count="427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emplate2007" xlink:href=""/>
  </office:meta>
</office:document-meta>
</file>